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ce style:name="Liberation Mono" svg:font-family="'Liberation Mono'" style:font-family-generic="modern" style:font-pitch="fixed"/>
    <style:font-face style:name="Nimbus Mono L" svg:font-family="'Nimbus Mono L'" style:font-family-generic="modern" style:font-pitch="fixed"/>
    <style:font-face style:name="Cantarell" svg:font-family="Cantarell" style:font-family-generic="roman" style:font-pitch="variable"/>
    <style:font-face style:name="Liberation Serif" svg:font-family="'Liberation Serif'" style:font-family-generic="roman" style:font-pitch="variable"/>
    <style:font-face style:name="宋体" svg:font-family="宋体" style:font-family-generic="roman" style:font-pitch="variable"/>
    <style:font-face style:name="思源黑体 CN Regular" svg:font-family="'思源黑体 CN 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思源黑体 CN Regular1" svg:font-family="'思源黑体 CN Regular'" style:font-family-generic="system" style:font-pitch="variable"/>
  </office:font-face-decls>
  <office:automatic-styles>
    <style:style style:name="P1" style:family="paragraph" style:parent-style-name="Preformatted_20_Text">
      <style:text-properties fo:font-variant="normal" fo:text-transform="none" fo:color="#000000" style:font-name="Nimbus Mono L" fo:font-size="10pt" fo:letter-spacing="normal" officeooo:rsid="0254fd82" officeooo:paragraph-rsid="03c08edc" style:font-name-asian="arial" style:font-size-asian="10pt" style:font-style-asian="normal" style:font-weight-asian="normal" style:font-size-complex="10pt"/>
    </style:style>
    <style:style style:name="P2" style:family="paragraph" style:parent-style-name="Preformatted_20_Text">
      <style:text-properties fo:font-variant="normal" fo:text-transform="none" fo:color="#000000" fo:letter-spacing="normal" officeooo:rsid="016302c9" officeooo:paragraph-rsid="03c08edc" style:font-name-asian="arial" style:font-size-asian="9pt" style:font-style-asian="normal" style:font-weight-asian="normal"/>
    </style:style>
    <style:style style:name="P3" style:family="paragraph" style:parent-style-name="Preformatted_20_Text">
      <style:text-properties fo:font-variant="normal" fo:text-transform="none" fo:color="#000000" fo:letter-spacing="normal" officeooo:rsid="016302c9" officeooo:paragraph-rsid="03e18f70" style:font-name-asian="arial" style:font-size-asian="9pt" style:font-style-asian="normal" style:font-weight-asian="normal"/>
    </style:style>
    <style:style style:name="P4" style:family="paragraph" style:parent-style-name="Preformatted_20_Text">
      <style:text-properties fo:color="#000000" officeooo:rsid="001447a3" officeooo:paragraph-rsid="03c08edc"/>
    </style:style>
    <style:style style:name="P5" style:family="paragraph" style:parent-style-name="Preformatted_20_Text">
      <style:text-properties fo:color="#000000" officeooo:rsid="001447a3" officeooo:paragraph-rsid="03e18f70"/>
    </style:style>
    <style:style style:name="P6" style:family="paragraph" style:parent-style-name="Preformatted_20_Text">
      <style:text-properties fo:color="#000000" officeooo:rsid="001447a3" officeooo:paragraph-rsid="03eb5fb9"/>
    </style:style>
    <style:style style:name="P7" style:family="paragraph" style:parent-style-name="Preformatted_20_Text">
      <style:text-properties fo:color="#000000" officeooo:rsid="001447a3" officeooo:paragraph-rsid="03fca8b9"/>
    </style:style>
    <style:style style:name="P8" style:family="paragraph" style:parent-style-name="Preformatted_20_Text">
      <style:text-properties fo:color="#000000" officeooo:rsid="001447a3" officeooo:paragraph-rsid="03f9805c"/>
    </style:style>
    <style:style style:name="P9" style:family="paragraph" style:parent-style-name="Preformatted_20_Text">
      <style:text-properties fo:color="#000000" officeooo:rsid="001447a3" officeooo:paragraph-rsid="03f9988c"/>
    </style:style>
    <style:style style:name="P10" style:family="paragraph" style:parent-style-name="Preformatted_20_Text">
      <style:text-properties fo:color="#000000" officeooo:rsid="001447a3" officeooo:paragraph-rsid="040128a6"/>
    </style:style>
    <style:style style:name="P11" style:family="paragraph" style:parent-style-name="Preformatted_20_Text">
      <style:text-properties fo:color="#000000" style:text-underline-style="solid" style:text-underline-type="double" style:text-underline-width="auto" style:text-underline-color="font-color" officeooo:rsid="0140777e" officeooo:paragraph-rsid="03c08edc"/>
    </style:style>
    <style:style style:name="P12" style:family="paragraph" style:parent-style-name="Preformatted_20_Text">
      <style:text-properties fo:color="#000000" officeooo:rsid="01261e16" officeooo:paragraph-rsid="03c08edc" style:font-size-asian="9pt" loext:padding="0cm" loext:border="none"/>
    </style:style>
    <style:style style:name="P13" style:family="paragraph" style:parent-style-name="Preformatted_20_Text">
      <style:text-properties fo:color="#000000" officeooo:rsid="01261e16" officeooo:paragraph-rsid="03db4745" style:font-size-asian="9pt" loext:padding="0cm" loext:border="none"/>
    </style:style>
    <style:style style:name="P14" style:family="paragraph" style:parent-style-name="Preformatted_20_Text">
      <style:text-properties fo:color="#000000" officeooo:rsid="001447a3" officeooo:paragraph-rsid="03c08edc" style:font-size-asian="9pt" loext:padding="0cm" loext:border="none"/>
    </style:style>
    <style:style style:name="P15" style:family="paragraph" style:parent-style-name="Preformatted_20_Text">
      <style:text-properties fo:color="#000000" officeooo:rsid="016302c9" officeooo:paragraph-rsid="03c08edc"/>
    </style:style>
    <style:style style:name="P16" style:family="paragraph" style:parent-style-name="Preformatted_20_Text">
      <style:text-properties fo:color="#000000" style:text-outline="false" style:text-line-through-style="none" style:text-line-through-type="none" style:font-name="思源黑体 CN Regular" fo:font-size="11pt" fo:font-style="normal" fo:text-shadow="none" style:text-underline-style="none" fo:font-weight="normal" officeooo:rsid="001447a3" officeooo:paragraph-rsid="03c08edc" style:font-size-asian="11pt" style:font-style-asian="normal" style:font-weight-asian="normal" style:text-emphasize="none"/>
    </style:style>
    <style:style style:name="P17" style:family="paragraph" style:parent-style-name="Preformatted_20_Text">
      <style:text-properties fo:color="#000000" style:text-outline="false" style:text-line-through-style="none" style:text-line-through-type="none" style:font-name="思源黑体 CN Regular" fo:font-size="11pt" fo:font-style="normal" fo:text-shadow="none" style:text-underline-style="none" fo:font-weight="normal" officeooo:paragraph-rsid="03c08edc" style:font-size-asian="11pt" style:font-style-asian="normal" style:font-weight-asian="normal" style:text-emphasize="none"/>
    </style:style>
    <style:style style:name="P18" style:family="paragraph" style:parent-style-name="Preformatted_20_Text">
      <style:text-properties officeooo:paragraph-rsid="03c08edc"/>
    </style:style>
    <style:style style:name="P19" style:family="paragraph" style:parent-style-name="Preformatted_20_Text">
      <style:text-properties officeooo:paragraph-rsid="03d9b5b1"/>
    </style:style>
    <style:style style:name="P20" style:family="paragraph" style:parent-style-name="Preformatted_20_Text">
      <style:text-properties officeooo:paragraph-rsid="03e18f70"/>
    </style:style>
    <style:style style:name="P21" style:family="paragraph" style:parent-style-name="Preformatted_20_Text">
      <style:text-properties officeooo:paragraph-rsid="03fca8b9"/>
    </style:style>
    <style:style style:name="P22" style:family="paragraph" style:parent-style-name="Standard">
      <style:text-properties fo:color="#000000" officeooo:rsid="001447a3" officeooo:paragraph-rsid="03c08edc"/>
    </style:style>
    <style:style style:name="P23" style:family="paragraph" style:parent-style-name="Preformatted_20_Text">
      <style:text-properties fo:color="#000000" officeooo:rsid="001447a3" officeooo:paragraph-rsid="03dd282f"/>
    </style:style>
    <style:style style:name="P24" style:family="paragraph" style:parent-style-name="Preformatted_20_Text">
      <style:text-properties fo:font-variant="normal" fo:text-transform="none" fo:color="#000000" style:font-name="Nimbus Mono L" fo:font-size="10pt" fo:letter-spacing="normal" officeooo:rsid="001447a3" officeooo:paragraph-rsid="03c08edc" fo:background-color="#ffff00" style:font-name-asian="arial" style:font-size-asian="10pt" style:font-style-asian="normal" style:font-weight-asian="normal" style:font-size-complex="10pt" loext:padding="0cm" loext:border="none"/>
    </style:style>
    <style:style style:name="P25" style:family="paragraph" style:parent-style-name="Preformatted_20_Text">
      <style:text-properties officeooo:paragraph-rsid="03dd282f"/>
    </style:style>
    <style:style style:name="P26" style:family="paragraph" style:parent-style-name="Standard">
      <style:text-properties fo:font-variant="normal" fo:text-transform="none" fo:color="#000000" style:font-name="Nimbus Mono L" fo:font-size="10pt" fo:letter-spacing="normal" officeooo:rsid="03363a15" officeooo:paragraph-rsid="03c08edc" fo:background-color="#ffff00" style:font-name-asian="arial" style:font-size-asian="10pt" style:font-style-asian="normal" style:font-weight-asian="normal" style:font-size-complex="10pt" loext:padding="0cm" loext:border="none"/>
    </style:style>
    <style:style style:name="T1" style:family="text">
      <style:text-properties fo:font-variant="normal" fo:text-transform="none" fo:letter-spacing="normal" style:font-name-asian="arial" style:font-size-asian="9pt" style:font-style-asian="normal" style:font-weight-asian="normal"/>
    </style:style>
    <style:style style:name="T2" style:family="text">
      <style:text-properties fo:font-variant="normal" fo:text-transform="none" fo:letter-spacing="normal" officeooo:rsid="016302c9" style:font-name-asian="arial" style:font-size-asian="9pt" style:font-style-asian="normal" style:font-weight-asian="normal"/>
    </style:style>
    <style:style style:name="T3" style:family="text">
      <style:text-properties fo:font-variant="normal" fo:text-transform="none" style:font-name="Nimbus Mono L" fo:font-size="10pt" fo:letter-spacing="normal" officeooo:rsid="03363a15" fo:background-color="#ffff00" loext:char-shading-value="0" style:font-name-asian="arial" style:font-size-asian="10pt" style:font-style-asian="normal" style:font-weight-asian="normal" style:font-size-complex="10pt"/>
    </style:style>
    <style:style style:name="T4" style:family="text">
      <style:text-properties fo:font-variant="normal" fo:text-transform="none" fo:color="#000000" fo:letter-spacing="normal" officeooo:rsid="016302c9" style:font-name-asian="arial" style:font-size-asian="9pt" style:font-style-asian="normal" style:font-weight-asian="normal"/>
    </style:style>
    <style:style style:name="T5" style:family="text">
      <style:text-properties fo:font-variant="normal" fo:text-transform="none" fo:color="#000000" style:text-outline="false" style:text-line-through-style="none" style:text-line-through-type="none" style:font-name="思源黑体 CN Regular" fo:font-size="11pt" fo:letter-spacing="normal" fo:font-style="normal" fo:text-shadow="none" style:text-underline-style="none" fo:font-weight="normal" officeooo:rsid="001447a3" style:font-name-asian="arial" style:font-size-asian="9pt" style:font-style-asian="normal" style:font-weight-asian="normal" style:text-emphasize="none"/>
    </style:style>
    <style:style style:name="T6" style:family="text">
      <style:text-properties fo:font-variant="normal" fo:text-transform="none" style:text-outline="false" style:text-line-through-style="none" style:text-line-through-type="none" style:font-name="思源黑体 CN Regular" fo:font-size="11pt" fo:letter-spacing="normal" fo:font-style="normal" fo:text-shadow="none" style:text-underline-style="none" fo:font-weight="normal" officeooo:rsid="001447a3" style:font-name-asian="arial" style:font-size-asian="11pt" style:font-style-asian="normal" style:font-weight-asian="normal" style:text-emphasize="none"/>
    </style:style>
    <style:style style:name="T7" style:family="text">
      <style:text-properties fo:font-variant="normal" fo:text-transform="none" style:text-outline="false" style:text-line-through-style="none" style:text-line-through-type="none" style:font-name="思源黑体 CN Regular" fo:font-size="11pt" fo:letter-spacing="normal" fo:font-style="normal" fo:text-shadow="none" style:text-underline-style="none" fo:font-weight="normal" style:font-name-asian="arial" style:font-size-asian="9pt" style:font-style-asian="normal" style:font-weight-asian="normal" style:text-emphasize="none"/>
    </style:style>
    <style:style style:name="T8" style:family="text">
      <style:text-properties fo:font-variant="normal" fo:text-transform="none" style:text-outline="false" style:text-line-through-style="none" style:text-line-through-type="none" style:font-name="思源黑体 CN Regular" fo:font-size="11pt" fo:letter-spacing="normal" fo:font-style="normal" fo:text-shadow="none" style:text-underline-style="none" fo:font-weight="normal" officeooo:rsid="03e7872a" fo:background-color="#ffff00" loext:char-shading-value="0" style:font-name-asian="arial" style:font-size-asian="11pt" style:font-style-asian="normal" style:font-weight-asian="normal" style:text-emphasize="none"/>
    </style:style>
    <style:style style:name="T9" style:family="text">
      <style:text-properties fo:color="#800000"/>
    </style:style>
    <style:style style:name="T10" style:family="text">
      <style:text-properties fo:color="#800000" officeooo:rsid="00529df8"/>
    </style:style>
    <style:style style:name="T11" style:family="text">
      <style:text-properties fo:color="#800000" officeooo:rsid="001447a3"/>
    </style:style>
    <style:style style:name="T12" style:family="text">
      <style:text-properties fo:color="#800000" officeooo:rsid="039f1cce"/>
    </style:style>
    <style:style style:name="T13" style:family="text">
      <style:text-properties fo:color="#800000" style:text-outline="false" style:text-line-through-style="none" style:text-line-through-type="none" style:font-name="思源黑体 CN Regular" fo:font-size="11pt" fo:font-style="normal" fo:text-shadow="none" style:text-underline-style="none" fo:font-weight="normal" style:font-size-asian="11pt" style:font-style-asian="normal" style:font-weight-asian="normal" style:text-emphasize="none"/>
    </style:style>
    <style:style style:name="T14" style:family="text">
      <style:text-properties fo:color="#800000" style:text-outline="false" style:text-line-through-style="none" style:text-line-through-type="none" style:font-name="思源黑体 CN Regular" fo:font-size="11pt" fo:font-style="normal" fo:text-shadow="none" style:text-underline-style="none" fo:font-weight="normal" officeooo:rsid="001447a3" style:font-size-asian="11pt" style:font-style-asian="normal" style:font-weight-asian="normal" style:text-emphasize="none"/>
    </style:style>
    <style:style style:name="T15" style:family="text">
      <style:text-properties fo:color="#800000" style:text-outline="false" style:text-line-through-style="none" style:text-line-through-type="none" style:font-name="思源黑体 CN Regular" fo:font-size="11pt" fo:font-style="normal" fo:text-shadow="none" style:text-underline-style="none" fo:font-weight="normal" officeooo:rsid="03a02591" style:font-size-asian="11pt" style:font-style-asian="normal" style:font-weight-asian="normal" style:text-emphasize="none"/>
    </style:style>
    <style:style style:name="T16" style:family="text">
      <style:text-properties fo:color="#800000" style:text-outline="false" style:text-line-through-style="none" style:text-line-through-type="none" style:font-name="思源黑体 CN Regular" fo:font-size="11pt" fo:font-style="normal" fo:text-shadow="none" style:text-underline-style="none" fo:font-weight="normal" officeooo:rsid="03ab5441" style:font-size-asian="11pt" style:font-style-asian="normal" style:font-weight-asian="normal" style:text-emphasize="none"/>
    </style:style>
    <style:style style:name="T17" style:family="text">
      <style:text-properties fo:color="#800000" officeooo:rsid="03a04fce"/>
    </style:style>
    <style:style style:name="T18" style:family="text">
      <style:text-properties fo:color="#800000" officeooo:rsid="03a950fb"/>
    </style:style>
    <style:style style:name="T19" style:family="text">
      <style:text-properties fo:color="#800000" officeooo:rsid="03aac4e2"/>
    </style:style>
    <style:style style:name="T20" style:family="text">
      <style:text-properties fo:color="#800000" officeooo:rsid="03ab5441"/>
    </style:style>
    <style:style style:name="T21" style:family="text">
      <style:text-properties fo:color="#800000" officeooo:rsid="03040286"/>
    </style:style>
    <style:style style:name="T22" style:family="text">
      <style:text-properties fo:color="#800000" officeooo:rsid="03d9b5b1"/>
    </style:style>
    <style:style style:name="T23" style:family="text">
      <style:text-properties fo:background-color="#ffff00" loext:char-shading-value="0"/>
    </style:style>
    <style:style style:name="T24" style:family="text">
      <style:text-properties officeooo:rsid="03525de7" fo:background-color="#ffff00" loext:char-shading-value="0"/>
    </style:style>
    <style:style style:name="T25" style:family="text">
      <style:text-properties officeooo:rsid="001447a3" fo:background-color="#ffff00" loext:char-shading-value="0"/>
    </style:style>
    <style:style style:name="T26" style:family="text">
      <style:text-properties officeooo:rsid="03984b72" fo:background-color="#ffff00" loext:char-shading-value="0"/>
    </style:style>
    <style:style style:name="T27" style:family="text">
      <style:text-properties officeooo:rsid="039bf895" fo:background-color="#ffff00" loext:char-shading-value="0"/>
    </style:style>
    <style:style style:name="T28" style:family="text">
      <style:text-properties officeooo:rsid="039f1cce" fo:background-color="#ffff00" loext:char-shading-value="0"/>
    </style:style>
    <style:style style:name="T29" style:family="text">
      <style:text-properties officeooo:rsid="03a4ec8c" fo:background-color="#ffff00" loext:char-shading-value="0"/>
    </style:style>
    <style:style style:name="T30" style:family="text">
      <style:text-properties fo:background-color="#ffff00" loext:char-shading-value="0" style:font-size-asian="9pt" loext:padding="0cm" loext:border="none"/>
    </style:style>
    <style:style style:name="T31" style:family="text">
      <style:text-properties officeooo:rsid="03984b72" fo:background-color="#ffff00" loext:char-shading-value="0" style:font-size-asian="9pt" loext:padding="0cm" loext:border="none"/>
    </style:style>
    <style:style style:name="T32" style:family="text">
      <style:text-properties officeooo:rsid="03a585d4" fo:background-color="#ffff00" loext:char-shading-value="0" style:font-size-asian="9pt" loext:padding="0cm" loext:border="none"/>
    </style:style>
    <style:style style:name="T33" style:family="text">
      <style:text-properties officeooo:rsid="03f12693" fo:background-color="#ffff00" loext:char-shading-value="0" style:font-size-asian="9pt" loext:padding="0cm" loext:border="none"/>
    </style:style>
    <style:style style:name="T34" style:family="text">
      <style:text-properties officeooo:rsid="03a950fb" fo:background-color="#ffff00" loext:char-shading-value="0"/>
    </style:style>
    <style:style style:name="T35" style:family="text">
      <style:text-properties officeooo:rsid="03d9b5b1" fo:background-color="#ffff00" loext:char-shading-value="0"/>
    </style:style>
    <style:style style:name="T36" style:family="text">
      <style:text-properties officeooo:rsid="03f12693" fo:background-color="#ffff00" loext:char-shading-value="0"/>
    </style:style>
    <style:style style:name="T37" style:family="text">
      <style:text-properties fo:background-color="#cc66ff" loext:char-shading-value="0"/>
    </style:style>
    <style:style style:name="T38" style:family="text">
      <style:text-properties officeooo:rsid="001447a3" fo:background-color="#cc66ff" loext:char-shading-value="0"/>
    </style:style>
    <style:style style:name="T39" style:family="text">
      <style:text-properties officeooo:rsid="033da620" fo:background-color="#cc66ff" loext:char-shading-value="0"/>
    </style:style>
    <style:style style:name="T40" style:family="text">
      <style:text-properties officeooo:rsid="035bb671"/>
    </style:style>
    <style:style style:name="T41" style:family="text">
      <style:text-properties fo:color="#000000" officeooo:rsid="001447a3"/>
    </style:style>
    <style:style style:name="T42" style:family="text">
      <style:text-properties fo:color="#000000" style:text-outline="false" style:text-line-through-style="none" style:text-line-through-type="none" style:font-name="思源黑体 CN Regular" fo:font-size="11pt" fo:font-style="normal" fo:text-shadow="none" style:text-underline-style="none" fo:font-weight="normal" style:font-size-asian="11pt" style:font-style-asian="normal" style:font-weight-asian="normal" style:text-emphasize="none"/>
    </style:style>
    <style:style style:name="T43"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01447a3" style:font-size-asian="11pt" style:font-style-asian="normal" style:font-weight-asian="normal" style:text-emphasize="none"/>
    </style:style>
    <style:style style:name="T44"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95cb95" style:font-size-asian="11pt" style:font-style-asian="normal" style:font-weight-asian="normal" style:text-emphasize="none"/>
    </style:style>
    <style:style style:name="T45"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984b72" style:font-size-asian="11pt" style:font-style-asian="normal" style:font-weight-asian="normal" style:text-emphasize="none"/>
    </style:style>
    <style:style style:name="T46"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9f1cce" style:font-size-asian="11pt" style:font-style-asian="normal" style:font-weight-asian="normal" style:text-emphasize="none"/>
    </style:style>
    <style:style style:name="T47"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a04fce" style:font-size-asian="11pt" style:font-style-asian="normal" style:font-weight-asian="normal" style:text-emphasize="none"/>
    </style:style>
    <style:style style:name="T48"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a4ec8c" style:font-size-asian="11pt" style:font-style-asian="normal" style:font-weight-asian="normal" style:text-emphasize="none"/>
    </style:style>
    <style:style style:name="T49"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a585d4" style:font-size-asian="11pt" style:font-style-asian="normal" style:font-weight-asian="normal" style:text-emphasize="none"/>
    </style:style>
    <style:style style:name="T50"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aa3eea" style:font-size-asian="11pt" style:font-style-asian="normal" style:font-weight-asian="normal" style:text-emphasize="none"/>
    </style:style>
    <style:style style:name="T51"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aac4e2" style:font-size-asian="11pt" style:font-style-asian="normal" style:font-weight-asian="normal" style:text-emphasize="none"/>
    </style:style>
    <style:style style:name="T52"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d9b5b1" style:font-size-asian="11pt" style:font-style-asian="normal" style:font-weight-asian="normal" style:text-emphasize="none"/>
    </style:style>
    <style:style style:name="T53"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aac4e2" fo:background-color="#ff66cc" loext:char-shading-value="0" style:font-size-asian="11pt" style:font-style-asian="normal" style:font-weight-asian="normal" style:text-emphasize="none"/>
    </style:style>
    <style:style style:name="T54"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fca8b9" fo:background-color="#ff66cc" loext:char-shading-value="0" style:font-size-asian="11pt" style:font-style-asian="normal" style:font-weight-asian="normal" style:text-emphasize="none"/>
    </style:style>
    <style:style style:name="T55"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aac4e2" fo:background-color="#ffffff" loext:char-shading-value="0" style:font-size-asian="11pt" style:font-style-asian="normal" style:font-weight-asian="normal" style:text-emphasize="none"/>
    </style:style>
    <style:style style:name="T56"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d9b5b1" fo:background-color="#ffffff" loext:char-shading-value="0" style:font-size-asian="11pt" style:font-style-asian="normal" style:font-weight-asian="normal" style:text-emphasize="none"/>
    </style:style>
    <style:style style:name="T57"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fca8b9" fo:background-color="#ffffff" loext:char-shading-value="0" style:font-size-asian="11pt" style:font-style-asian="normal" style:font-weight-asian="normal" style:text-emphasize="none"/>
    </style:style>
    <style:style style:name="T58"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aac4e2" fo:background-color="#00cc33" loext:char-shading-value="0" style:font-size-asian="11pt" style:font-style-asian="normal" style:font-weight-asian="normal" style:text-emphasize="none"/>
    </style:style>
    <style:style style:name="T59"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aac4e2" fo:background-color="#ff00cc" loext:char-shading-value="0" style:font-size-asian="11pt" style:font-style-asian="normal" style:font-weight-asian="normal" style:text-emphasize="none"/>
    </style:style>
    <style:style style:name="T60" style:family="text">
      <style:text-properties fo:color="#000000" style:text-outline="false" style:text-line-through-style="none" style:text-line-through-type="none" style:font-name="宋体" fo:font-size="11pt" fo:font-style="normal" fo:text-shadow="none" style:text-underline-style="none" fo:font-weight="normal" style:font-size-asian="11pt" style:font-style-asian="normal" style:font-weight-asian="normal" style:text-emphasize="none"/>
    </style:style>
    <style:style style:name="T61" style:family="text">
      <style:text-properties fo:color="#000000" officeooo:rsid="0395cb95"/>
    </style:style>
    <style:style style:name="T62" style:family="text">
      <style:text-properties fo:color="#000000" officeooo:rsid="039f1cce"/>
    </style:style>
    <style:style style:name="T63" style:family="text">
      <style:text-properties fo:color="#000000" officeooo:rsid="03429e83"/>
    </style:style>
    <style:style style:name="T64" style:family="text">
      <style:text-properties fo:color="#000000" officeooo:rsid="03aa3eea"/>
    </style:style>
    <style:style style:name="T65" style:family="text">
      <style:text-properties fo:color="#000000" officeooo:rsid="03ab157a"/>
    </style:style>
    <style:style style:name="T66" style:family="text">
      <style:text-properties fo:color="#000000" officeooo:rsid="03e35b21"/>
    </style:style>
    <style:style style:name="T67" style:family="text">
      <style:text-properties style:text-outline="false" style:text-line-through-style="none" style:text-line-through-type="none" style:font-name="思源黑体 CN Regular" fo:font-size="11pt" fo:font-style="normal" fo:text-shadow="none" style:text-underline-style="none" fo:font-weight="normal" style:font-size-asian="11pt" style:font-style-asian="normal" style:font-weight-asian="normal" style:text-emphasize="none"/>
    </style:style>
    <style:style style:name="T68" style:family="text">
      <style:text-properties style:text-outline="false" style:text-line-through-style="none" style:text-line-through-type="none" style:font-name="思源黑体 CN Regular" fo:font-size="11pt" fo:font-style="normal" fo:text-shadow="none" style:text-underline-style="none" fo:font-weight="normal" officeooo:rsid="0395cb95" style:font-size-asian="11pt" style:font-style-asian="normal" style:font-weight-asian="normal" style:text-emphasize="none"/>
    </style:style>
    <style:style style:name="T69" style:family="text">
      <style:text-properties style:text-outline="false" style:text-line-through-style="none" style:text-line-through-type="none" style:font-name="思源黑体 CN Regular" fo:font-size="11pt" fo:font-style="normal" fo:text-shadow="none" style:text-underline-style="none" fo:font-weight="normal" officeooo:rsid="03984b72" style:font-size-asian="11pt" style:font-style-asian="normal" style:font-weight-asian="normal" style:text-emphasize="none"/>
    </style:style>
    <style:style style:name="T70" style:family="text">
      <style:text-properties style:text-outline="false" style:text-line-through-style="none" style:text-line-through-type="none" style:font-name="思源黑体 CN Regular" fo:font-size="11pt" fo:font-style="normal" fo:text-shadow="none" style:text-underline-style="none" fo:font-weight="normal" officeooo:rsid="039f1cce" style:font-size-asian="11pt" style:font-style-asian="normal" style:font-weight-asian="normal" style:text-emphasize="none"/>
    </style:style>
    <style:style style:name="T71" style:family="text">
      <style:text-properties style:text-outline="false" style:text-line-through-style="none" style:text-line-through-type="none" style:font-name="思源黑体 CN Regular" fo:font-size="11pt" fo:font-style="normal" fo:text-shadow="none" style:text-underline-style="none" fo:font-weight="normal" officeooo:rsid="03a04fce" style:font-size-asian="11pt" style:font-style-asian="normal" style:font-weight-asian="normal" style:text-emphasize="none"/>
    </style:style>
    <style:style style:name="T72" style:family="text">
      <style:text-properties style:text-outline="false" style:text-line-through-style="none" style:text-line-through-type="none" style:font-name="思源黑体 CN Regular" fo:font-size="11pt" fo:font-style="normal" fo:text-shadow="none" style:text-underline-style="none" fo:font-weight="normal" officeooo:rsid="03a4ec8c" style:font-size-asian="11pt" style:font-style-asian="normal" style:font-weight-asian="normal" style:text-emphasize="none"/>
    </style:style>
    <style:style style:name="T73" style:family="text">
      <style:text-properties style:text-outline="false" style:text-line-through-style="none" style:text-line-through-type="none" style:font-name="思源黑体 CN Regular" fo:font-size="11pt" fo:font-style="normal" fo:text-shadow="none" style:text-underline-style="none" fo:font-weight="normal" officeooo:rsid="03aa3eea" style:font-size-asian="11pt" style:font-style-asian="normal" style:font-weight-asian="normal" style:text-emphasize="none"/>
    </style:style>
    <style:style style:name="T74" style:family="text">
      <style:text-properties style:text-outline="false" style:text-line-through-style="none" style:text-line-through-type="none" style:font-name="思源黑体 CN Regular" fo:font-size="11pt" fo:font-style="normal" fo:text-shadow="none" style:text-underline-style="none" fo:font-weight="normal" officeooo:rsid="03aac4e2" style:font-size-asian="11pt" style:font-style-asian="normal" style:font-weight-asian="normal" style:text-emphasize="none"/>
    </style:style>
    <style:style style:name="T75" style:family="text">
      <style:text-properties style:text-outline="false" style:text-line-through-style="none" style:text-line-through-type="none" style:font-name="思源黑体 CN Regular" fo:font-size="11pt" fo:font-style="normal" fo:text-shadow="none" style:text-underline-style="none" fo:font-weight="normal" officeooo:rsid="001447a3" style:font-size-asian="11pt" style:font-style-asian="normal" style:font-weight-asian="normal" style:text-emphasize="none"/>
    </style:style>
    <style:style style:name="T76" style:family="text">
      <style:text-properties style:text-outline="false" style:text-line-through-style="none" style:text-line-through-type="none" style:font-name="思源黑体 CN Regular" fo:font-size="11pt" fo:font-style="normal" fo:text-shadow="none" style:text-underline-style="none" fo:font-weight="normal" style:font-size-asian="11pt" style:text-emphasize="none"/>
    </style:style>
    <style:style style:name="T77" style:family="text">
      <style:text-properties style:text-outline="false" style:text-line-through-style="none" style:text-line-through-type="none" style:font-name="思源黑体 CN Regular" fo:font-size="11pt" fo:font-style="normal" fo:text-shadow="none" style:text-underline-style="none" fo:font-weight="normal" officeooo:rsid="001447a3" style:font-size-asian="11pt" style:text-emphasize="none"/>
    </style:style>
    <style:style style:name="T78" style:family="text">
      <style:text-properties style:text-outline="false" style:text-line-through-style="none" style:text-line-through-type="none" style:font-name="思源黑体 CN Regular" fo:font-size="11pt" fo:font-style="normal" fo:text-shadow="none" style:text-underline-style="none" fo:font-weight="normal" officeooo:rsid="03e18f70" style:font-size-asian="11pt" style:text-emphasize="none"/>
    </style:style>
    <style:style style:name="T79" style:family="text">
      <style:text-properties style:text-outline="false" style:text-line-through-style="none" style:text-line-through-type="none" style:font-name="思源黑体 CN Regular" fo:font-size="11pt" fo:font-style="normal" fo:text-shadow="none" style:text-underline-style="none" fo:font-weight="normal" officeooo:rsid="001447a3" style:text-emphasize="none"/>
    </style:style>
    <style:style style:name="T80" style:family="text">
      <style:text-properties style:text-outline="false" style:text-line-through-style="none" style:text-line-through-type="none" style:font-name="思源黑体 CN Regular" fo:font-size="11pt" fo:font-style="normal" fo:text-shadow="none" style:text-underline-style="none" fo:font-weight="normal" officeooo:rsid="03fca8b9" fo:background-color="#ffffff" loext:char-shading-value="0" style:font-size-asian="11pt" style:font-style-asian="normal" style:font-weight-asian="normal" style:text-emphasize="none"/>
    </style:style>
    <style:style style:name="T81" style:family="text">
      <style:text-properties style:text-outline="false" style:text-line-through-style="none" style:text-line-through-type="none" style:font-name="思源黑体 CN Regular" fo:font-size="11pt" fo:font-style="normal" fo:text-shadow="none" style:text-underline-style="none" fo:font-weight="normal" officeooo:rsid="03fca8b9" fo:background-color="#ff66cc" loext:char-shading-value="0" style:font-size-asian="11pt" style:font-style-asian="normal" style:font-weight-asian="normal" style:text-emphasize="none"/>
    </style:style>
    <style:style style:name="T82" style:family="text">
      <style:text-properties officeooo:rsid="001447a3"/>
    </style:style>
    <style:style style:name="T83" style:family="text">
      <style:text-properties officeooo:rsid="03a04fce"/>
    </style:style>
    <style:style style:name="T84" style:family="text">
      <style:text-properties officeooo:rsid="03a585d4"/>
    </style:style>
    <style:style style:name="T85" style:family="text">
      <style:text-properties officeooo:rsid="03a70c72"/>
    </style:style>
    <style:style style:name="T86" style:family="text">
      <style:text-properties fo:color="#2e3436" style:text-outline="false" style:text-line-through-style="none" style:text-line-through-type="none" style:font-name="Cantarell" fo:font-size="10pt" fo:font-style="normal" fo:text-shadow="none" style:text-underline-style="none" fo:font-weight="normal" style:font-name-asian="Nimbus Mono L" style:font-size-asian="10pt" style:font-style-asian="normal" style:font-weight-asian="normal" style:font-size-complex="10pt" style:text-emphasize="none"/>
    </style:style>
    <style:style style:name="T87" style:family="text">
      <style:text-properties fo:color="#2e3436" style:text-outline="false" style:text-line-through-style="none" style:text-line-through-type="none" style:font-name="Cantarell" fo:font-size="10pt" fo:font-style="normal" fo:text-shadow="none" style:text-underline-style="none" fo:font-weight="normal" officeooo:rsid="03aa3eea" style:font-name-asian="Nimbus Mono L" style:font-size-asian="10pt" style:font-style-asian="normal" style:font-weight-asian="normal" style:font-size-complex="10pt" style:text-emphasize="none"/>
    </style:style>
    <style:style style:name="T88" style:family="text">
      <style:text-properties officeooo:rsid="03aac4e2"/>
    </style:style>
    <style:style style:name="T89" style:family="text">
      <style:text-properties officeooo:rsid="03bd731c"/>
    </style:style>
    <style:style style:name="T90" style:family="text">
      <style:text-properties officeooo:rsid="03e35b21"/>
    </style:style>
    <style:style style:name="T91" style:family="text">
      <style:text-properties officeooo:rsid="03eb5fb9"/>
    </style:style>
    <style:style style:name="T92" style:family="text">
      <style:text-properties officeooo:rsid="03f9805c"/>
    </style:style>
    <style:style style:name="T93" style:family="text">
      <style:text-properties officeooo:rsid="03f9988c"/>
    </style:style>
    <style:style style:name="T94" style:family="text">
      <style:text-properties officeooo:rsid="040128a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作者:李军滔、唐海湘</text:p>
      <text:p text:style-name="P4"/>
      <text:p text:style-name="P4">模块名:财务初始化模块</text:p>
      <text:p text:style-name="P4"><text:tab/><text:span text:style-name="T37">导航下拉名_1:基本设置</text:span></text:p>
      <text:p text:style-name="P4"><text:tab/><text:tab/><text:span text:style-name="T23">导航名_1:公司基本情况</text:span></text:p>
      <text:p text:style-name="P4"><text:tab/><text:tab/><text:tab/><text:span text:style-name="T9">功能名字_1:</text:span>列表 <text:s/>功能类型:网格 (有网格)</text:p>
      <text:p text:style-name="P4"><text:tab/><text:tab/><text:tab/><text:tab/><text:span text:style-name="T2">加上一个字段 ：id <text:s/>文本框 <text:s text:c="3"/>设置隐藏</text:span></text:p>
      <text:p text:style-name="P18"><text:span text:style-name="T41"><text:tab/><text:tab/><text:tab/><text:tab/>字段名称_1:</text:span><text:span text:style-name="T42">序号</text:span></text:p>
      <text:p text:style-name="P18"><text:span text:style-name="T41"><text:tab/><text:tab/><text:tab/><text:tab/>字段名称_2:</text:span><text:span text:style-name="T42">公司名称</text:span></text:p>
      <text:p text:style-name="P18"><text:span text:style-name="T41"><text:tab/><text:tab/><text:tab/><text:tab/>字段名称_3:</text:span><text:span text:style-name="T42">税号</text:span></text:p>
      <text:p text:style-name="P18"><text:span text:style-name="T41"><text:tab/><text:tab/><text:tab/><text:tab/>字段名称_</text:span><text:span text:style-name="T61">4</text:span><text:span text:style-name="T41">:</text:span><text:span text:style-name="T42">电话</text:span></text:p>
      <text:p text:style-name="P18"><text:span text:style-name="T41"><text:tab/><text:tab/><text:tab/><text:tab/>字段名称_</text:span><text:span text:style-name="T61">5</text:span><text:span text:style-name="T41">:</text:span><text:span text:style-name="T42">地址</text:span></text:p>
      <text:p text:style-name="P18"><text:span text:style-name="T41"><text:tab/><text:tab/><text:tab/><text:tab/>字段名称_</text:span><text:span text:style-name="T61">6</text:span><text:span text:style-name="T41">:</text:span><text:span text:style-name="T42">开户银行</text:span></text:p>
      <text:p text:style-name="P18"><text:span text:style-name="T41"><text:tab/><text:tab/><text:tab/><text:tab/>字段名称_</text:span><text:span text:style-name="T61">7</text:span><text:span text:style-name="T41">:</text:span><text:span text:style-name="T42">银行账号</text:span></text:p>
      <text:p text:style-name="P18"><text:span text:style-name="T41"><text:tab/><text:tab/><text:tab/><text:tab/>字段名称_</text:span><text:span text:style-name="T61">8</text:span><text:span text:style-name="T41">:</text:span><text:span text:style-name="T42">公司规模形式</text:span></text:p>
      <text:p text:style-name="P18"><text:span text:style-name="T41"><text:tab/><text:tab/><text:tab/><text:tab/>字段名称_</text:span><text:span text:style-name="T61">9</text:span><text:span text:style-name="T41">:</text:span><text:span text:style-name="T42">备注</text:span></text:p>
      <text:p text:style-name="P11"/>
      <text:p text:style-name="P4"><text:tab/><text:tab/></text:p>
      <text:p text:style-name="P4"><text:tab/><text:tab/><text:tab/><text:span text:style-name="T9">功能名称_2:</text:span>添加 功能类型:编辑 </text:p>
      <text:p text:style-name="P18"><text:span text:style-name="T41"><text:tab/><text:tab/><text:tab/><text:tab/>字段名称_１:</text:span><text:span text:style-name="T42">公司名称<text:tab/></text:span><text:span text:style-name="T43">标签类型:文本框 必填</text:span></text:p>
      <text:p text:style-name="P18"><text:span text:style-name="T41"><text:tab/><text:tab/><text:tab/><text:tab/>字段名称_２:</text:span><text:span text:style-name="T42">税号<text:tab/><text:tab/><text:tab/></text:span><text:span text:style-name="T43">标签类型:文本框 必填</text:span></text:p>
      <text:p text:style-name="P18"><text:span text:style-name="T41"><text:tab/><text:tab/><text:tab/><text:tab/>字段名称_</text:span><text:span text:style-name="T61">３</text:span><text:span text:style-name="T41">:</text:span><text:span text:style-name="T42">电话<text:tab/><text:tab/><text:tab/></text:span><text:span text:style-name="T43">标签类型:文本框 必填</text:span></text:p>
      <text:p text:style-name="P18"><text:span text:style-name="T41"><text:tab/><text:tab/><text:tab/><text:tab/>字段名称_</text:span><text:span text:style-name="T61">４</text:span><text:span text:style-name="T41">:</text:span><text:span text:style-name="T42">地址<text:tab/><text:tab/><text:tab/></text:span><text:span text:style-name="T43">标签类型:文本框 必填</text:span></text:p>
      <text:p text:style-name="P18"><text:span text:style-name="T41"><text:tab/><text:tab/><text:tab/><text:tab/>字段名称_</text:span><text:span text:style-name="T61">５</text:span><text:span text:style-name="T41">:</text:span><text:span text:style-name="T42">开户银行<text:tab/></text:span><text:span text:style-name="T43">标签类型:文本框 必填</text:span></text:p>
      <text:p text:style-name="P18"><text:span text:style-name="T41"><text:tab/><text:tab/><text:tab/><text:tab/>字段名称_</text:span><text:span text:style-name="T61">６</text:span><text:span text:style-name="T41">:</text:span><text:span text:style-name="T42">银行账号<text:tab/></text:span><text:span text:style-name="T43">标签类型:文本框 必填</text:span></text:p>
      <text:p text:style-name="P18"><text:span text:style-name="T41"><text:tab/><text:tab/><text:tab/><text:tab/>字段名称_</text:span><text:span text:style-name="T61">７</text:span><text:span text:style-name="T41">:</text:span><text:span text:style-name="T42">公司规模形式<text:tab/></text:span><text:span text:style-name="T43">标签类型:下拉框</text:span><text:span text:style-name="T44">(小规模企业/一般纳税人企业)</text:span><text:span text:style-name="T43"> 必填</text:span><text:span text:style-name="T51">　</text:span><text:span text:style-name="T43">不可编辑</text:span></text:p>
      <text:p text:style-name="P4"><text:tab/><text:tab/><text:tab/><text:tab/>字段名称_８:<text:span text:style-name="T67">备注<text:tab/><text:tab/><text:tab/>标签类型:文本框 </text:span><text:span text:style-name="T68">非</text:span><text:span text:style-name="T67">必填</text:span></text:p>
      <text:p text:style-name="P4"><text:tab/><text:tab/><text:tab/><text:tab/></text:p>
      <text:p text:style-name="P22"><text:tab/><text:tab/><text:tab/><text:span text:style-name="T9">功能名称_3</text:span>:编辑 功能类型:编辑</text:p>
      <text:p text:style-name="P2"><text:tab/><text:tab/><text:tab/><text:tab/>加上一个字段 ：id <text:s/>文本框 <text:s text:c="3"/>设置隐藏</text:p>
      <text:p text:style-name="P4"><text:tab/><text:tab/><text:tab/><text:tab/>字段名称_１:<text:span text:style-name="T67">公司名称<text:tab/>标签类型:文本框 必填</text:span></text:p>
      <text:p text:style-name="P18"><text:span text:style-name="T41"><text:tab/><text:tab/><text:tab/><text:tab/>字段名称_２:</text:span><text:span text:style-name="T42">税号<text:tab/><text:tab/><text:tab/></text:span><text:span text:style-name="T43">标签类型:文本框 必填</text:span></text:p>
      <text:p text:style-name="P18"><text:span text:style-name="T41"><text:tab/><text:tab/><text:tab/><text:tab/>字段名称_</text:span><text:span text:style-name="T61">３</text:span><text:span text:style-name="T41">:</text:span><text:span text:style-name="T42">电话<text:tab/><text:tab/><text:tab/></text:span><text:span text:style-name="T43">标签类型:文本框 必填</text:span></text:p>
      <text:p text:style-name="P18"><text:span text:style-name="T41"><text:tab/><text:tab/><text:tab/><text:tab/>字段名称_</text:span><text:span text:style-name="T61">４</text:span><text:span text:style-name="T41">:</text:span><text:span text:style-name="T42">地址<text:tab/><text:tab/><text:tab/></text:span><text:span text:style-name="T43">标签类型:文本框 必填</text:span></text:p>
      <text:p text:style-name="P18"><text:span text:style-name="T41"><text:tab/><text:tab/><text:tab/><text:tab/>字段名称_</text:span><text:span text:style-name="T61">５</text:span><text:span text:style-name="T41">:</text:span><text:span text:style-name="T42">开户银行<text:tab/></text:span><text:span text:style-name="T43">标签类型:文本框 必填</text:span></text:p>
      <text:p text:style-name="P18"><text:span text:style-name="T41"><text:tab/><text:tab/><text:tab/><text:tab/>字段名称_</text:span><text:span text:style-name="T61">６</text:span><text:span text:style-name="T41">:</text:span><text:span text:style-name="T42">银行账号<text:tab/></text:span><text:span text:style-name="T43">标签类型:文本框 必填</text:span></text:p>
      <text:p text:style-name="P18"><text:span text:style-name="T41"><text:tab/><text:tab/><text:tab/><text:tab/>字段名称_</text:span><text:span text:style-name="T61">７</text:span><text:span text:style-name="T41">:</text:span><text:span text:style-name="T42">公司规模形式<text:tab/></text:span><text:span text:style-name="T43">标签类型:下拉框</text:span><text:span text:style-name="T44">(小规模企业/一般纳税人企业)</text:span><text:span text:style-name="T43"> 必填</text:span><text:span text:style-name="T51">　</text:span><text:span text:style-name="T43">不可编辑</text:span></text:p>
      <text:p text:style-name="P4"><text:tab/><text:tab/><text:tab/><text:tab/>字段名称_８:<text:span text:style-name="T67">备注<text:tab/><text:tab/><text:tab/>标签类型:文本框 </text:span><text:span text:style-name="T68">非</text:span><text:span text:style-name="T67">必填</text:span></text:p>
      <text:p text:style-name="P4"/>
      <text:p text:style-name="P4"><text:tab/><text:tab/><text:tab/><text:span text:style-name="T9">功能名称_</text:span><text:span text:style-name="T10">4</text:span>:删除 功能类型: 删除</text:p>
      <text:p text:style-name="P4"><text:tab/><text:tab/><text:tab/><text:tab/>温馨提示：确定删除这条数据么？</text:p>
      <text:p text:style-name="P4"><text:tab/><text:tab/><text:tab/><text:tab/><text:tab/></text:p>
      <text:p text:style-name="P4"><text:tab/><text:tab/><text:tab/></text:p>
      <text:p text:style-name="P4"><text:tab/><text:tab/><text:tab/><text:span text:style-name="T9">功能名称_</text:span><text:span text:style-name="T10">５</text:span>:导出 功能类型: 导出</text:p>
      <text:p text:style-name="P4"><text:tab/><text:tab/><text:tab/><text:tab/></text:p>
      <text:p text:style-name="P4"/>
      <text:p text:style-name="P4"/>
      <text:p text:style-name="P4"><text:soft-page-break/></text:p>
      <text:p text:style-name="P22"><text:tab/><text:tab/><text:span text:style-name="T23">导航名_</text:span><text:span text:style-name="T26">2</text:span><text:span text:style-name="T23">:设置</text:span><text:span text:style-name="T26">币别</text:span></text:p>
      <text:p text:style-name="P4"><text:tab/><text:tab/><text:tab/><text:span text:style-name="T9">功能名字_1:</text:span>列表 <text:s/>功能类型:网格 (有网格)</text:p>
      <text:p text:style-name="P18"><text:span text:style-name="T41"><text:tab/><text:tab/><text:tab/><text:tab/></text:span><text:span text:style-name="T4">加上一个字段 ：id <text:s/>文本框 <text:s text:c="3"/>设置隐藏</text:span></text:p>
      <text:p text:style-name="P18"><text:span text:style-name="T41"><text:tab/><text:tab/><text:tab/><text:tab/>字段名称_１:</text:span><text:span text:style-name="T43">代码</text:span></text:p>
      <text:p text:style-name="P18"><text:span text:style-name="T41"><text:tab/><text:tab/><text:tab/><text:tab/>字段名称_２:</text:span><text:span text:style-name="T43">名称</text:span></text:p>
      <text:p text:style-name="P18"><text:span text:style-name="T41"><text:tab/><text:tab/><text:tab/><text:tab/>字段名称_</text:span><text:span text:style-name="T61">３</text:span><text:span text:style-name="T41">:</text:span><text:span text:style-name="T43">记账汇率</text:span></text:p>
      <text:p text:style-name="P18"><text:span text:style-name="T41"><text:tab/><text:tab/><text:tab/><text:tab/>字段名称_</text:span><text:span text:style-name="T61">４</text:span><text:span text:style-name="T41">:</text:span><text:span text:style-name="T43">是否本位币</text:span></text:p>
      <text:p text:style-name="P11"/>
      <text:p text:style-name="P4"><text:tab/><text:tab/></text:p>
      <text:p text:style-name="P18"><text:span text:style-name="T41"><text:tab/><text:tab/><text:tab/></text:span><text:span text:style-name="T11">功能名称_2:</text:span><text:span text:style-name="T41">添加 功能类型:编辑 </text:span></text:p>
      <text:p text:style-name="P18"><text:span text:style-name="T41"><text:tab/><text:tab/><text:tab/><text:tab/>字段名称_１:</text:span><text:span text:style-name="T43">代码<text:tab/><text:tab/>标签类型:文本框 必填</text:span></text:p>
      <text:p text:style-name="P18"><text:span text:style-name="T41"><text:tab/><text:tab/><text:tab/><text:tab/>字段名称_２:</text:span><text:span text:style-name="T43">名称<text:tab/><text:tab/>标签类型:文本框 必填</text:span></text:p>
      <text:p text:style-name="P18"><text:span text:style-name="T41"><text:tab/><text:tab/><text:tab/><text:tab/>字段名称_</text:span><text:span text:style-name="T61">３</text:span><text:span text:style-name="T41">:</text:span><text:span text:style-name="T43">记账汇率<text:tab/>标签类型:数字框 非必填</text:span></text:p>
      <text:p text:style-name="P18"><text:span text:style-name="T43"><text:tab/><text:tab/><text:tab/><text:tab/>字段名称_</text:span><text:span text:style-name="T44">４</text:span><text:span text:style-name="T43">:是否本位币<text:tab/>标签类型:下拉框</text:span><text:span text:style-name="T45">(是/否)</text:span><text:span text:style-name="T43"> 必填<text:tab/><text:tab/>不可编辑</text:span></text:p>
      <text:p text:style-name="P4"><text:tab/><text:tab/><text:tab/><text:tab/></text:p>
      <text:p text:style-name="P22"><text:tab/><text:tab/><text:tab/><text:span text:style-name="T9">功能名称_3</text:span>:编辑 功能类型:编辑</text:p>
      <text:p text:style-name="P2"><text:tab/><text:tab/><text:tab/><text:tab/>加上一个字段 ：id <text:s/>文本框 <text:s text:c="3"/>设置隐藏</text:p>
      <text:p text:style-name="P4"><text:tab/><text:tab/><text:tab/><text:tab/>字段名称_１:<text:span text:style-name="T67">代码<text:tab/><text:tab/>标签类型:文本框 必填</text:span></text:p>
      <text:p text:style-name="P18"><text:span text:style-name="T41"><text:tab/><text:tab/><text:tab/><text:tab/>字段名称_２:</text:span><text:span text:style-name="T43">名称<text:tab/><text:tab/>标签类型:文本框 必填</text:span></text:p>
      <text:p text:style-name="P18"><text:span text:style-name="T41"><text:tab/><text:tab/><text:tab/><text:tab/>字段名称_</text:span><text:span text:style-name="T61">３</text:span><text:span text:style-name="T41">:</text:span><text:span text:style-name="T43">记账汇率<text:tab/>标签类型:数字框 非必填</text:span></text:p>
      <text:p text:style-name="P4"><text:span text:style-name="T67"><text:tab/><text:tab/><text:tab/><text:tab/>字段名称_</text:span><text:span text:style-name="T68">４</text:span><text:span text:style-name="T67">:是否本位币<text:tab/>标签类型:下拉框</text:span><text:span text:style-name="T69">(是/否)</text:span><text:span text:style-name="T67"> 必填</text:span><text:span text:style-name="T74">　</text:span><text:span text:style-name="T67">不可编辑</text:span></text:p>
      <text:p text:style-name="P4"/>
      <text:p text:style-name="P4"><text:tab/><text:tab/><text:tab/><text:span text:style-name="T9">功能名称_</text:span><text:span text:style-name="T10">4</text:span>:删除 功能类型: 删除</text:p>
      <text:p text:style-name="P4"><text:tab/><text:tab/><text:tab/><text:tab/>温馨提示：确定删除这条数据么？</text:p>
      <text:p text:style-name="P4"/>
      <text:p text:style-name="P4"><text:tab/></text:p>
      <text:p text:style-name="P4"><text:tab/><text:tab/><text:span text:style-name="T23">导航名_</text:span><text:span text:style-name="T27">３</text:span><text:span text:style-name="T23">:</text:span><text:span text:style-name="T26">往来单位</text:span></text:p>
      <text:p text:style-name="P4"><text:tab/><text:tab/><text:tab/><text:span text:style-name="T9">功能名字_1:</text:span>列表 <text:s/>功能类型:网格 (有网格)</text:p>
      <text:p text:style-name="P18"><text:span text:style-name="T41"><text:tab/><text:tab/><text:tab/><text:tab/></text:span><text:span text:style-name="T4">加上一个字段 ：id <text:s/>文本框 <text:s text:c="3"/>设置隐藏</text:span></text:p>
      <text:p text:style-name="P18"><text:span text:style-name="T41"><text:tab/><text:tab/><text:tab/><text:tab/>字段名称_１:</text:span><text:span text:style-name="T43">序号</text:span></text:p>
      <text:p text:style-name="P18"><text:span text:style-name="T41"><text:tab/><text:tab/><text:tab/><text:tab/>字段名称_１:</text:span><text:span text:style-name="T43">公</text:span><text:span text:style-name="T42">司名称</text:span></text:p>
      <text:p text:style-name="P18"><text:span text:style-name="T41"><text:tab/><text:tab/><text:tab/><text:tab/>字段名称_２:</text:span><text:span text:style-name="T43">税</text:span><text:span text:style-name="T42">号</text:span></text:p>
      <text:p text:style-name="P18"><text:span text:style-name="T41"><text:tab/><text:tab/><text:tab/><text:tab/>字段名称_</text:span><text:span text:style-name="T61">３</text:span><text:span text:style-name="T41">:</text:span><text:span text:style-name="T43">电</text:span><text:span text:style-name="T42">话</text:span></text:p>
      <text:p text:style-name="P18"><text:span text:style-name="T41"><text:tab/><text:tab/><text:tab/><text:tab/>字段名称_</text:span><text:span text:style-name="T61">４</text:span><text:span text:style-name="T41">:</text:span><text:span text:style-name="T43">地</text:span><text:span text:style-name="T42">址</text:span></text:p>
      <text:p text:style-name="P18"><text:span text:style-name="T43"><text:tab/><text:tab/><text:tab/><text:tab/>字段名称_</text:span><text:span text:style-name="T46">５</text:span><text:span text:style-name="T43">:开</text:span><text:span text:style-name="T42">户银行</text:span></text:p>
      <text:p text:style-name="P18"><text:span text:style-name="T41"><text:tab/><text:tab/><text:tab/><text:tab/>字段名称_</text:span><text:span text:style-name="T62">６</text:span><text:span text:style-name="T41">:</text:span><text:span text:style-name="T43">银</text:span><text:span text:style-name="T42">行账号</text:span></text:p>
      <text:p text:style-name="P18"><text:span text:style-name="T41"><text:tab/><text:tab/><text:tab/><text:tab/>字段名称_</text:span><text:span text:style-name="T62">７</text:span><text:span text:style-name="T41">:</text:span><text:span text:style-name="T43">公</text:span><text:span text:style-name="T42">司规模形式</text:span></text:p>
      <text:p text:style-name="P11"/>
      <text:p text:style-name="P4"><text:tab/><text:tab/></text:p>
      <text:p text:style-name="P18"><text:span text:style-name="T41"><text:tab/><text:tab/><text:tab/></text:span><text:span text:style-name="T11">功能名称_2:</text:span><text:span text:style-name="T41">添加 功能类型:编辑 </text:span></text:p>
      <text:p text:style-name="P18"><text:span text:style-name="T41"><text:tab/><text:tab/><text:tab/><text:tab/>字段名称_１:</text:span><text:span text:style-name="T43">公司名称<text:tab/>标签类型:文本框 必填</text:span></text:p>
      <text:p text:style-name="P18"><text:span text:style-name="T41"><text:tab/><text:tab/><text:tab/><text:tab/>字段名称_２:</text:span><text:span text:style-name="T43">税</text:span><text:span text:style-name="T42">号<text:tab/><text:tab/></text:span><text:span text:style-name="T43">标签类型:文本框 必填</text:span></text:p>
      <text:p text:style-name="P18"><text:span text:style-name="T41"><text:tab/><text:tab/><text:tab/><text:tab/>字段名称_</text:span><text:span text:style-name="T61">３</text:span><text:span text:style-name="T41">:</text:span><text:span text:style-name="T43">电</text:span><text:span text:style-name="T42">话<text:tab/><text:tab/></text:span><text:span text:style-name="T43">标签类型:文本框 必填</text:span></text:p>
      <text:p text:style-name="P18"><text:span text:style-name="T41"><text:tab/><text:tab/><text:tab/><text:tab/>字段名称_</text:span><text:span text:style-name="T61">４</text:span><text:span text:style-name="T41">:</text:span><text:span text:style-name="T43">地</text:span><text:span text:style-name="T42">址<text:tab/><text:tab/></text:span><text:span text:style-name="T43">标签类型:文本框 必填</text:span></text:p>
      <text:p text:style-name="P18"><text:span text:style-name="T43"><text:tab/><text:tab/><text:tab/><text:tab/>字段名称_</text:span><text:span text:style-name="T46">５</text:span><text:span text:style-name="T43">:开</text:span><text:span text:style-name="T42">户银行<text:tab/></text:span><text:span text:style-name="T43">标签类型:文本框 必填</text:span></text:p>
      <text:p text:style-name="P18"><text:span text:style-name="T41"><text:tab/><text:tab/><text:tab/><text:tab/>字段名称_</text:span><text:span text:style-name="T62">６</text:span><text:span text:style-name="T41">:</text:span><text:span text:style-name="T43">银</text:span><text:span text:style-name="T42">行账号<text:tab/></text:span><text:span text:style-name="T43">标签类型:文本框 必填</text:span></text:p>
      <text:p text:style-name="P18"><text:soft-page-break/><text:span text:style-name="T43"><text:tab/><text:tab/><text:tab/><text:tab/>字段名称_</text:span><text:span text:style-name="T46">７</text:span><text:span text:style-name="T43">:公司规模形式<text:tab/>标签类型:下拉框</text:span><text:span text:style-name="T46">(小规模企业/一般纳税人企业)</text:span><text:span text:style-name="T43"> 必填<text:tab/>不可编辑</text:span></text:p>
      <text:p text:style-name="P4"><text:tab/><text:tab/><text:tab/><text:tab/></text:p>
      <text:p text:style-name="P22"><text:tab/><text:tab/><text:tab/><text:span text:style-name="T9">功能名称_3</text:span>:编辑 功能类型:编辑</text:p>
      <text:p text:style-name="P2"><text:tab/><text:tab/><text:tab/><text:tab/>加上一个字段 ：id <text:s/>文本框 <text:s text:c="3"/>设置隐藏</text:p>
      <text:p text:style-name="P4"><text:tab/><text:tab/><text:tab/><text:tab/>字段名称_１:<text:span text:style-name="T67">公司名称<text:tab/>标签类型:文本框 必填</text:span></text:p>
      <text:p text:style-name="P18"><text:span text:style-name="T41"><text:tab/><text:tab/><text:tab/><text:tab/>字段名称_２:</text:span><text:span text:style-name="T43">税</text:span><text:span text:style-name="T42">号<text:tab/><text:tab/></text:span><text:span text:style-name="T43">标签类型:文本框 必填</text:span></text:p>
      <text:p text:style-name="P18"><text:span text:style-name="T41"><text:tab/><text:tab/><text:tab/><text:tab/>字段名称_</text:span><text:span text:style-name="T61">３</text:span><text:span text:style-name="T41">:</text:span><text:span text:style-name="T43">电</text:span><text:span text:style-name="T42">话<text:tab/><text:tab/></text:span><text:span text:style-name="T43">标签类型:文本框 必填</text:span></text:p>
      <text:p text:style-name="P18"><text:span text:style-name="T41"><text:tab/><text:tab/><text:tab/><text:tab/>字段名称_</text:span><text:span text:style-name="T61">４</text:span><text:span text:style-name="T41">:</text:span><text:span text:style-name="T43">地</text:span><text:span text:style-name="T42">址<text:tab/><text:tab/></text:span><text:span text:style-name="T43">标签类型:文本框 必填</text:span></text:p>
      <text:p text:style-name="P18"><text:span text:style-name="T43"><text:tab/><text:tab/><text:tab/><text:tab/>字段名称_</text:span><text:span text:style-name="T46">５</text:span><text:span text:style-name="T43">:开</text:span><text:span text:style-name="T42">户银行<text:tab/></text:span><text:span text:style-name="T43">标签类型:文本框 必填</text:span></text:p>
      <text:p text:style-name="P18"><text:span text:style-name="T41"><text:tab/><text:tab/><text:tab/><text:tab/>字段名称_</text:span><text:span text:style-name="T62">６</text:span><text:span text:style-name="T41">:</text:span><text:span text:style-name="T43">银</text:span><text:span text:style-name="T42">行账号<text:tab/></text:span><text:span text:style-name="T43">标签类型:文本框 必填</text:span></text:p>
      <text:p text:style-name="P4"><text:span text:style-name="T67"><text:tab/><text:tab/><text:tab/><text:tab/>字段名称_</text:span><text:span text:style-name="T70">７</text:span><text:span text:style-name="T67">:公司规模形式<text:tab/>标签类型:下拉框</text:span><text:span text:style-name="T70">(小规模企业/一般纳税人企业)</text:span><text:span text:style-name="T67"> 必填</text:span><text:span text:style-name="T74">　</text:span><text:span text:style-name="T67">不可编辑</text:span></text:p>
      <text:p text:style-name="P4"/>
      <text:p text:style-name="P4"><text:tab/><text:tab/><text:tab/><text:span text:style-name="T9">功能名称_</text:span><text:span text:style-name="T10">4</text:span>:删除 功能类型: 删除</text:p>
      <text:p text:style-name="P4"><text:tab/><text:tab/><text:tab/><text:tab/>温馨提示：确定删除这条数据么？</text:p>
      <text:p text:style-name="P4"><text:tab/><text:tab/><text:tab/></text:p>
      <text:p text:style-name="P4"><text:tab/><text:tab/><text:tab/><text:span text:style-name="T9">功能名称_</text:span><text:span text:style-name="T12">５</text:span>:导出 功能类型: 导出</text:p>
      <text:p text:style-name="P4"><text:tab/><text:tab/></text:p>
      <text:p text:style-name="P4"><text:tab/><text:tab/></text:p>
      <text:p text:style-name="P4"><text:tab/><text:tab/><text:span text:style-name="T23">导航名_</text:span><text:span text:style-name="T28">４</text:span><text:span text:style-name="T23">:</text:span><text:span text:style-name="T26">会计科目</text:span></text:p>
      <text:p text:style-name="P4"><text:tab/><text:tab/><text:tab/><text:span text:style-name="T9">功能名字_1:资产类</text:span> <text:s/>功能类型:网格 (有网格)</text:p>
      <text:p text:style-name="P18"><text:span text:style-name="T41"><text:tab/><text:tab/><text:tab/><text:tab/></text:span><text:span text:style-name="T4">加上一个字段 ：id <text:s/>文本框 <text:s text:c="3"/>设置隐藏</text:span></text:p>
      <text:p text:style-name="P18"><text:span text:style-name="T41"><text:tab/><text:tab/><text:tab/><text:tab/>字段名称_１:</text:span><text:span text:style-name="T43">代</text:span><text:span text:style-name="T42">码 </text:span></text:p>
      <text:p text:style-name="P18"><text:span text:style-name="T41"><text:tab/><text:tab/><text:tab/><text:tab/>字段名称_２:</text:span><text:span text:style-name="T43">会</text:span><text:span text:style-name="T42">计科目名称</text:span></text:p>
      <text:p text:style-name="P18"><text:span text:style-name="T41"><text:tab/><text:tab/><text:tab/><text:tab/>字段名称_</text:span><text:span text:style-name="T61">３</text:span><text:span text:style-name="T41">:</text:span><text:span text:style-name="T43">所</text:span><text:span text:style-name="T42">属类别</text:span></text:p>
      <text:p text:style-name="P18"><text:span text:style-name="T41"><text:tab/><text:tab/><text:tab/><text:tab/>字段名称_</text:span><text:span text:style-name="T61">４</text:span><text:span text:style-name="T41">:</text:span><text:span text:style-name="T43">余</text:span><text:span text:style-name="T42">额方向</text:span></text:p>
      <text:p text:style-name="P17"/>
      <text:p text:style-name="P18"><text:span text:style-name="T42"><text:tab/><text:tab/><text:tab/></text:span><text:span text:style-name="T14">功能名字_</text:span><text:span text:style-name="T15">2</text:span><text:span text:style-name="T14">:</text:span><text:span text:style-name="T15">负债</text:span><text:span text:style-name="T14">类</text:span><text:span text:style-name="T43"> <text:s/>功能类型:网格 (有网格)</text:span></text:p>
      <text:p text:style-name="P18"><text:span text:style-name="T41"><text:tab/><text:tab/><text:tab/><text:tab/></text:span><text:span text:style-name="T4">加上一个字段 ：id <text:s/>文本框 <text:s text:c="3"/>设置隐藏</text:span></text:p>
      <text:p text:style-name="P18"><text:span text:style-name="T41"><text:tab/><text:tab/><text:tab/><text:tab/>字段名称_１:</text:span><text:span text:style-name="T43">代</text:span><text:span text:style-name="T42">码 </text:span></text:p>
      <text:p text:style-name="P18"><text:span text:style-name="T41"><text:tab/><text:tab/><text:tab/><text:tab/>字段名称_２:</text:span><text:span text:style-name="T43">会</text:span><text:span text:style-name="T42">计科目名称</text:span></text:p>
      <text:p text:style-name="P18"><text:span text:style-name="T41"><text:tab/><text:tab/><text:tab/><text:tab/>字段名称_</text:span><text:span text:style-name="T61">３</text:span><text:span text:style-name="T41">:</text:span><text:span text:style-name="T43">所</text:span><text:span text:style-name="T42">属类别</text:span></text:p>
      <text:p text:style-name="P18"><text:span text:style-name="T43"><text:tab/><text:tab/><text:tab/><text:tab/>字段名称_</text:span><text:span text:style-name="T44">４</text:span><text:span text:style-name="T43">:余</text:span><text:span text:style-name="T42">额方向</text:span></text:p>
      <text:p text:style-name="P17"/>
      <text:p text:style-name="P18"><text:span text:style-name="T42"><text:tab/><text:tab/><text:tab/></text:span><text:span text:style-name="T14">功能名字_</text:span><text:span text:style-name="T15">3</text:span><text:span text:style-name="T14">:</text:span><text:span text:style-name="T15">共同</text:span><text:span text:style-name="T14">类</text:span><text:span text:style-name="T43"> <text:s/>功能类型:网格 (有网格)</text:span></text:p>
      <text:p text:style-name="P18"><text:span text:style-name="T41"><text:tab/><text:tab/><text:tab/><text:tab/></text:span><text:span text:style-name="T4">加上一个字段 ：id <text:s/>文本框 <text:s text:c="3"/>设置隐藏</text:span></text:p>
      <text:p text:style-name="P18"><text:span text:style-name="T41"><text:tab/><text:tab/><text:tab/><text:tab/>字段名称_１:</text:span><text:span text:style-name="T43">代</text:span><text:span text:style-name="T42">码 </text:span></text:p>
      <text:p text:style-name="P18"><text:span text:style-name="T41"><text:tab/><text:tab/><text:tab/><text:tab/>字段名称_２:</text:span><text:span text:style-name="T43">会</text:span><text:span text:style-name="T42">计科目名称</text:span></text:p>
      <text:p text:style-name="P18"><text:span text:style-name="T41"><text:tab/><text:tab/><text:tab/><text:tab/>字段名称_</text:span><text:span text:style-name="T61">３</text:span><text:span text:style-name="T41">:</text:span><text:span text:style-name="T43">所</text:span><text:span text:style-name="T42">属类别</text:span></text:p>
      <text:p text:style-name="P18"><text:span text:style-name="T43"><text:tab/><text:tab/><text:tab/><text:tab/>字段名称_</text:span><text:span text:style-name="T44">４</text:span><text:span text:style-name="T43">:余</text:span><text:span text:style-name="T42">额方向</text:span></text:p>
      <text:p text:style-name="P17"/>
      <text:p text:style-name="P18"><text:span text:style-name="T42"><text:tab/><text:tab/><text:tab/></text:span><text:span text:style-name="T14">功能名字_</text:span><text:span text:style-name="T15">4</text:span><text:span text:style-name="T14">:成本类</text:span><text:span text:style-name="T43"> <text:s/>功能类型:网格 (有网格)</text:span></text:p>
      <text:p text:style-name="P18"><text:span text:style-name="T41"><text:tab/><text:tab/><text:tab/><text:tab/></text:span><text:span text:style-name="T4">加上一个字段 ：id <text:s/>文本框 <text:s text:c="3"/>设置隐藏</text:span></text:p>
      <text:p text:style-name="P18"><text:span text:style-name="T41"><text:tab/><text:tab/><text:tab/><text:tab/>字段名称_１:</text:span><text:span text:style-name="T43">代</text:span><text:span text:style-name="T42">码 </text:span></text:p>
      <text:p text:style-name="P18"><text:span text:style-name="T41"><text:tab/><text:tab/><text:tab/><text:tab/>字段名称_２:</text:span><text:span text:style-name="T43">会</text:span><text:span text:style-name="T42">计科目名称</text:span></text:p>
      <text:p text:style-name="P18"><text:span text:style-name="T41"><text:tab/><text:tab/><text:tab/><text:tab/>字段名称_</text:span><text:span text:style-name="T61">３</text:span><text:span text:style-name="T41">:</text:span><text:span text:style-name="T43">所</text:span><text:span text:style-name="T42">属类别</text:span></text:p>
      <text:p text:style-name="P18"><text:span text:style-name="T43"><text:tab/><text:tab/><text:tab/><text:tab/>字段名称_</text:span><text:span text:style-name="T44">４</text:span><text:span text:style-name="T43">:余</text:span><text:span text:style-name="T42">额方向</text:span></text:p>
      <text:p text:style-name="P17"><text:soft-page-break/></text:p>
      <text:p text:style-name="P18"><text:span text:style-name="T42"><text:tab/><text:tab/><text:tab/></text:span><text:span text:style-name="T14">功能名字_</text:span><text:span text:style-name="T15">5</text:span><text:span text:style-name="T14">:</text:span><text:span text:style-name="T15">损益</text:span><text:span text:style-name="T14">类</text:span><text:span text:style-name="T43"> <text:s/>功能类型:网格 (有网格)</text:span></text:p>
      <text:p text:style-name="P18"><text:span text:style-name="T41"><text:tab/><text:tab/><text:tab/><text:tab/></text:span><text:span text:style-name="T4">加上一个字段 ：id <text:s/>文本框 <text:s text:c="3"/>设置隐藏</text:span></text:p>
      <text:p text:style-name="P18"><text:span text:style-name="T41"><text:tab/><text:tab/><text:tab/><text:tab/>字段名称_１:</text:span><text:span text:style-name="T43">代</text:span><text:span text:style-name="T42">码 </text:span></text:p>
      <text:p text:style-name="P18"><text:span text:style-name="T41"><text:tab/><text:tab/><text:tab/><text:tab/>字段名称_２:</text:span><text:span text:style-name="T43">会</text:span><text:span text:style-name="T42">计科目名称</text:span></text:p>
      <text:p text:style-name="P18"><text:span text:style-name="T41"><text:tab/><text:tab/><text:tab/><text:tab/>字段名称_</text:span><text:span text:style-name="T61">３</text:span><text:span text:style-name="T41">:</text:span><text:span text:style-name="T43">所</text:span><text:span text:style-name="T42">属类别</text:span></text:p>
      <text:p text:style-name="P18"><text:span text:style-name="T43"><text:tab/><text:tab/><text:tab/><text:tab/>字段名称_</text:span><text:span text:style-name="T44">４</text:span><text:span text:style-name="T43">:余</text:span><text:span text:style-name="T42">额方向</text:span></text:p>
      <text:p text:style-name="P11"/>
      <text:p text:style-name="P4"><text:tab/><text:tab/></text:p>
      <text:p text:style-name="P18"><text:span text:style-name="T41"><text:tab/><text:tab/><text:tab/></text:span><text:span text:style-name="T11">功能名称_2:</text:span><text:span text:style-name="T41">添加 功能类型:编辑 </text:span></text:p>
      <text:p text:style-name="P18"><text:span text:style-name="T41"><text:tab/><text:tab/><text:tab/><text:tab/>字段名称_１:</text:span><text:span text:style-name="T43">代码<text:tab/><text:tab/>标签类型:文本框 必填 </text:span></text:p>
      <text:p text:style-name="P21"><text:span text:style-name="T43"><text:tab/><text:tab/><text:tab/><text:tab/></text:span><text:span text:style-name="T54">(传代码给后台调(accountancourse/v1/findByCode)自动获取所属类别和</text:span><text:span text:style-name="T57"><text:tab/><text:tab/><text:tab/><text:tab/></text:span><text:span text:style-name="T54">余额方向,如果没有就手填)</text:span></text:p>
      <text:p text:style-name="P18"><text:span text:style-name="T41"><text:tab/><text:tab/><text:tab/><text:tab/>字段名称_２:</text:span><text:span text:style-name="T43">会</text:span><text:span text:style-name="T42">计科目名称</text:span><text:span text:style-name="T47"><text:tab/></text:span><text:span text:style-name="T43">标签类型:文本框 必填</text:span></text:p>
      <text:p text:style-name="P18"><text:span text:style-name="T41"><text:tab/><text:tab/><text:tab/><text:tab/>字段名称_</text:span><text:span text:style-name="T61">３</text:span><text:span text:style-name="T41">:</text:span><text:span text:style-name="T43">所</text:span><text:span text:style-name="T42">属类别<text:tab/><text:tab/></text:span><text:span text:style-name="T43">标签类型:下拉框</text:span><text:span text:style-name="T47">　</text:span><text:span text:style-name="T43">必填<text:tab/>不可编辑</text:span></text:p>
      <text:p text:style-name="P18"><text:span text:style-name="T47"><text:tab/><text:tab/><text:tab/><text:tab/>(资产类/负债类/共同类/权益类/成本类/损益类)</text:span><text:span text:style-name="T43"> </text:span></text:p>
      <text:p text:style-name="P18"><text:span text:style-name="T43"><text:tab/><text:tab/><text:tab/><text:tab/>字段名称_</text:span><text:span text:style-name="T44">４</text:span><text:span text:style-name="T43">:余额方向<text:tab/>标签类型:下拉框</text:span><text:span text:style-name="T47">(借/贷)</text:span><text:span text:style-name="T43"> 必填</text:span><text:span text:style-name="T51">　</text:span><text:span text:style-name="T43">不可编辑</text:span></text:p>
      <text:p text:style-name="P4"><text:tab/><text:tab/><text:tab/><text:tab/></text:p>
      <text:p text:style-name="P22"><text:tab/><text:tab/><text:tab/><text:span text:style-name="T9">功能名称_3</text:span>:编辑 功能类型:编辑</text:p>
      <text:p text:style-name="P2"><text:tab/><text:tab/><text:tab/><text:tab/>加上一个字段 ：id <text:s/>文本框 <text:s text:c="3"/>设置隐藏</text:p>
      <text:p text:style-name="P4"><text:tab/><text:tab/><text:tab/><text:tab/>字段名称_１:<text:span text:style-name="T67">代码<text:tab/><text:tab/>标签类型:文本框 必填 </text:span></text:p>
      <text:p text:style-name="P7"><text:span text:style-name="T80"><text:tab/><text:tab/><text:tab/><text:tab/></text:span><text:span text:style-name="T81">(传代码给后台调(accountancourse/v1/findByCode)自动获取所属类别和</text:span><text:span text:style-name="T80"><text:tab/><text:tab/><text:tab/><text:tab/></text:span><text:span text:style-name="T81">余额方向,如果没有就手填)</text:span></text:p>
      <text:p text:style-name="P18"><text:span text:style-name="T41"><text:tab/><text:tab/><text:tab/><text:tab/>字段名称_２:</text:span><text:span text:style-name="T43">会</text:span><text:span text:style-name="T42">计科目名称</text:span><text:span text:style-name="T47"><text:tab/></text:span><text:span text:style-name="T43">标签类型:文本框 必填</text:span></text:p>
      <text:p text:style-name="P18"><text:span text:style-name="T41"><text:tab/><text:tab/><text:tab/><text:tab/>字段名称_</text:span><text:span text:style-name="T61">３</text:span><text:span text:style-name="T41">:</text:span><text:span text:style-name="T43">所</text:span><text:span text:style-name="T42">属类别<text:tab/><text:tab/></text:span><text:span text:style-name="T43">标签类型:下拉框</text:span><text:span text:style-name="T47">　</text:span><text:span text:style-name="T43">必填</text:span></text:p>
      <text:p text:style-name="P18"><text:span text:style-name="T47"><text:tab/><text:tab/><text:tab/><text:tab/>(资产类/负债类/共同类/权益类/成本类/损益类)</text:span><text:span text:style-name="T43"> </text:span></text:p>
      <text:p text:style-name="P4"><text:span text:style-name="T67"><text:tab/><text:tab/><text:tab/><text:tab/>字段名称_</text:span><text:span text:style-name="T68">４</text:span><text:span text:style-name="T67">:余额方向<text:tab/>标签类型:下拉框</text:span><text:span text:style-name="T71">(借/贷)</text:span><text:span text:style-name="T67"> 必填</text:span></text:p>
      <text:p text:style-name="P4"/>
      <text:p text:style-name="P4"><text:tab/><text:tab/><text:tab/><text:span text:style-name="T9">功能名称_</text:span><text:span text:style-name="T10">4</text:span>:删除 功能类型: 删除</text:p>
      <text:p text:style-name="P4"><text:tab/><text:tab/><text:tab/><text:tab/>温馨提示：确定删除这条数据么？</text:p>
      <text:p text:style-name="P4"/>
      <text:p text:style-name="P4"><text:tab/><text:tab/><text:tab/><text:span text:style-name="T9">功能名称_</text:span><text:span text:style-name="T17">５</text:span>:搜索 功能类型: 搜索</text:p>
      <text:p text:style-name="P4"><text:tab/><text:tab/><text:tab/><text:tab/>字段名称_<text:span text:style-name="T83">1:会计科目名称 标签类型:文本框　必填</text:span></text:p>
      <text:p text:style-name="P4"><text:tab/><text:tab/><text:tab/><text:tab/><text:span text:style-name="T35">(需要前端根据会计科目名称对应的所属类型跳到该类型列表页面)</text:span></text:p>
      <text:p text:style-name="P4"><text:tab/><text:tab/><text:tab/><text:span text:style-name="T9">功能名称_</text:span><text:span text:style-name="T17">６</text:span>:导入 功能类型: 导入</text:p>
      <text:p text:style-name="P4"/>
      <text:p text:style-name="P4"/>
      <text:p text:style-name="P4"><text:tab/><text:tab/><text:tab/><text:span text:style-name="T9">功能名称_</text:span><text:span text:style-name="T17">７</text:span>:导出 功能类型: 导出</text:p>
      <text:p text:style-name="P1"/>
      <text:p text:style-name="P4"/>
      <text:p text:style-name="P12"><text:tab/><text:tab/><text:span text:style-name="T25">导航名_</text:span><text:span text:style-name="T29">５</text:span><text:span text:style-name="T25">:</text:span><text:span text:style-name="T26">核算部门</text:span></text:p>
      <text:p text:style-name="P4"><text:tab/><text:tab/><text:tab/><text:span text:style-name="T9">功能名字_1:</text:span>列表 <text:s/>功能类型:网格 (有网格)</text:p>
      <text:p text:style-name="P18"><text:span text:style-name="T41"><text:tab/><text:tab/><text:tab/><text:tab/></text:span><text:span text:style-name="T4">加上一个字段 ：id <text:s/>文本框 <text:s text:c="3"/>设置隐藏</text:span></text:p>
      <text:p text:style-name="P18"><text:span text:style-name="T41"><text:tab/><text:tab/><text:tab/><text:tab/>字段名称_１:</text:span><text:span text:style-name="T43">序号</text:span></text:p>
      <text:p text:style-name="P18"><text:span text:style-name="T41"><text:tab/><text:tab/><text:tab/><text:tab/>字段名称_１:</text:span><text:span text:style-name="T43">核算部门</text:span></text:p>
      <text:p text:style-name="P18"><text:span text:style-name="T41"><text:tab/><text:tab/><text:tab/><text:tab/>字段名称_２:</text:span><text:span text:style-name="T43">项目名称</text:span></text:p>
      <text:p text:style-name="P18"><text:span text:style-name="T41"><text:tab/><text:tab/><text:tab/><text:tab/>字段名称_</text:span><text:span text:style-name="T61">３</text:span><text:span text:style-name="T41">:</text:span><text:span text:style-name="T43">职员</text:span></text:p>
      <text:p text:style-name="P4"><text:tab/><text:tab/><text:tab/><text:tab/></text:p>
      <text:p text:style-name="P4"><text:tab/><text:tab/></text:p>
      <text:p text:style-name="P18"><text:soft-page-break/><text:span text:style-name="T41"><text:tab/><text:tab/><text:tab/></text:span><text:span text:style-name="T11">功能名称_2:</text:span><text:span text:style-name="T41">添加 功能类型:编辑 </text:span></text:p>
      <text:p text:style-name="P18"><text:span text:style-name="T41"><text:tab/><text:tab/><text:tab/><text:tab/>字段名称_１:</text:span><text:span text:style-name="T43">核算部门<text:tab/>标签类型:下拉框 必填</text:span><text:span text:style-name="T48">　可编辑</text:span></text:p>
      <text:p text:style-name="P18"><text:span text:style-name="T41"><text:tab/><text:tab/><text:tab/><text:tab/>字段名称_２:</text:span><text:span text:style-name="T43">项目名称<text:tab/>标签类型:文本框 必填</text:span></text:p>
      <text:p text:style-name="P25"><text:span text:style-name="T43"><text:tab/><text:tab/><text:tab/><text:tab/>字段名称_</text:span><text:span text:style-name="T44">３</text:span><text:span text:style-name="T43">:职员<text:tab/>标签类型:下拉框 必填<text:tab/>可编辑</text:span></text:p>
      <text:p text:style-name="P4"><text:tab/><text:tab/><text:tab/><text:tab/></text:p>
      <text:p text:style-name="P22"><text:tab/><text:tab/><text:tab/><text:span text:style-name="T9">功能名称_3</text:span>:编辑 功能类型:编辑</text:p>
      <text:p text:style-name="P2"><text:tab/><text:tab/><text:tab/><text:tab/>加上一个字段 ：id <text:s/>文本框 <text:s text:c="3"/>设置隐藏</text:p>
      <text:p text:style-name="P4"><text:tab/><text:tab/><text:tab/><text:tab/>字段名称_１:<text:span text:style-name="T67">核算部门<text:tab/>标签类型:下拉框 必填</text:span><text:span text:style-name="T72">　可编辑</text:span></text:p>
      <text:p text:style-name="P18"><text:span text:style-name="T41"><text:tab/><text:tab/><text:tab/><text:tab/>字段名称_２:</text:span><text:span text:style-name="T43">项目名称<text:tab/>标签类型:文本框 必填</text:span></text:p>
      <text:p text:style-name="P23"><text:span text:style-name="T67"><text:tab/><text:tab/><text:tab/><text:tab/>字段名称_</text:span><text:span text:style-name="T68">３</text:span><text:span text:style-name="T67">:职员<text:tab/><text:tab/>标签类型:下拉框 必填<text:tab/>可编辑</text:span></text:p>
      <text:p text:style-name="P4"/>
      <text:p text:style-name="P4"><text:tab/><text:tab/><text:tab/><text:span text:style-name="T9">功能名称_</text:span><text:span text:style-name="T10">4</text:span>:删除 功能类型: 删除</text:p>
      <text:p text:style-name="P4"><text:tab/><text:tab/><text:tab/><text:tab/>温馨提示：确定删除这条数据么？</text:p>
      <text:p text:style-name="P4"/>
      <text:p text:style-name="P4"/>
      <text:p text:style-name="P4"><text:tab/><text:tab/><text:span text:style-name="T30">导航名_</text:span><text:span text:style-name="T32">６</text:span><text:span text:style-name="T30">:</text:span><text:span text:style-name="T31">凭证字</text:span><text:span text:style-name="T33">一级</text:span></text:p>
      <text:p text:style-name="P4"><text:tab/><text:tab/><text:tab/><text:span text:style-name="T9">功能名字_1:</text:span>列表 <text:s/>功能类型:网格 (有网格)</text:p>
      <text:p text:style-name="P18"><text:span text:style-name="T41"><text:tab/><text:tab/><text:tab/><text:tab/></text:span><text:span text:style-name="T4">加上一个字段 ：id <text:s/>文本框 <text:s text:c="3"/>设置隐藏</text:span></text:p>
      <text:p text:style-name="P18"><text:span text:style-name="T41"><text:tab/><text:tab/><text:tab/><text:tab/>字段名称_１:</text:span><text:span text:style-name="T43">序号</text:span></text:p>
      <text:p text:style-name="P18"><text:span text:style-name="T41"><text:tab/><text:tab/><text:tab/><text:tab/>字段名称_１:</text:span><text:span text:style-name="T49">凭证字</text:span></text:p>
      <text:p text:style-name="P4"><text:tab/><text:tab/><text:tab/><text:tab/></text:p>
      <text:p text:style-name="P4"><text:tab/><text:tab/></text:p>
      <text:p text:style-name="P18"><text:span text:style-name="T41"><text:tab/><text:tab/><text:tab/></text:span><text:span text:style-name="T11">功能名称_2:</text:span><text:span text:style-name="T41">添加 功能类型:编辑 </text:span></text:p>
      <text:p text:style-name="P18"><text:span text:style-name="T41"><text:tab/><text:tab/><text:tab/><text:tab/>字段名称_１:</text:span><text:span text:style-name="T49">凭证字</text:span><text:span text:style-name="T43"><text:tab/>标签类型:下拉框 必填</text:span><text:span text:style-name="T48">　可编辑</text:span></text:p>
      <text:p text:style-name="P4"><text:tab/><text:tab/><text:tab/><text:tab/><text:span text:style-name="T84">(记账凭证/收款凭证/付款凭证/转账凭证)</text:span></text:p>
      <text:p text:style-name="P4"/>
      <text:p text:style-name="P4"/>
      <text:p text:style-name="P4"><text:tab/><text:tab/><text:span text:style-name="T30">导航名_</text:span><text:span text:style-name="T32">7</text:span><text:span text:style-name="T30">:</text:span><text:span text:style-name="T32">常用摘要</text:span></text:p>
      <text:p text:style-name="P4"><text:tab/><text:tab/><text:tab/><text:span text:style-name="T9">功能名字_1:</text:span>列表 <text:s/>功能类型:网格 (有网格)</text:p>
      <text:p text:style-name="P18"><text:span text:style-name="T41"><text:tab/><text:tab/><text:tab/><text:tab/></text:span><text:span text:style-name="T4">加上一个字段 ：id <text:s/>文本框 <text:s text:c="3"/>设置隐藏</text:span></text:p>
      <text:p text:style-name="P18"><text:span text:style-name="T41"><text:tab/><text:tab/><text:tab/><text:tab/>字段名称_１:</text:span><text:span text:style-name="T43">常用摘要</text:span></text:p>
      <text:p text:style-name="P4"><text:tab/><text:tab/></text:p>
      <text:p text:style-name="P18"><text:span text:style-name="T41"><text:tab/><text:tab/><text:tab/></text:span><text:span text:style-name="T11">功能名称_2:</text:span><text:span text:style-name="T41">添加 功能类型:编辑 </text:span></text:p>
      <text:p text:style-name="P19"><text:span text:style-name="T41"><text:tab/><text:tab/><text:tab/><text:tab/>字段名称_１:</text:span><text:span text:style-name="T43">常用摘要<text:tab/><text:tab/>标签类型:下拉框 必填</text:span></text:p>
      <text:p text:style-name="P19"><text:span text:style-name="T41"><text:tab/></text:span><text:span text:style-name="T52">(</text:span><text:span text:style-name="T43">提</text:span><text:span text:style-name="T52">现/存现/</text:span><text:span text:style-name="T43">计</text:span><text:span text:style-name="T52">提本月工资/</text:span><text:span text:style-name="T43">本</text:span><text:span text:style-name="T52">月服务收入/</text:span><text:span text:style-name="T43">收</text:span><text:span text:style-name="T52">到货款/</text:span><text:span text:style-name="T43">支</text:span><text:span text:style-name="T52">付货款/</text:span><text:span text:style-name="T43">支</text:span><text:span text:style-name="T52">付本月社保/</text:span><text:span text:style-name="T43">支</text:span><text:span text:style-name="T52">付办公费/</text:span><text:span text:style-name="T43">支</text:span><text:span text:style-name="T52">付本月社保/</text:span><text:span text:style-name="T43">支</text:span><text:span text:style-name="T52">付办公费/</text:span><text:span text:style-name="T43">报</text:span><text:span text:style-name="T52">销差旅费/</text:span><text:span text:style-name="T43">支</text:span><text:span text:style-name="T52">付交通费/</text:span><text:span text:style-name="T43">支</text:span><text:span text:style-name="T52">付业务招待费/</text:span><text:span text:style-name="T43">支</text:span><text:span text:style-name="T52">付本月税金/</text:span><text:span text:style-name="T43">计</text:span><text:span text:style-name="T52">提本月税金及附加)</text:span></text:p>
      <text:p text:style-name="P12"><text:tab/><text:tab/><text:tab/><text:span text:style-name="T35">(下拉框需要前端进行文本框搜索然后字段匹配下拉值补充到文本框内)</text:span></text:p>
      <text:p text:style-name="P12"><text:tab/><text:tab/><text:tab/><text:span text:style-name="T11">功能名称_</text:span><text:span text:style-name="T22">3</text:span><text:span text:style-name="T82">:搜索 功能类型: 搜索</text:span></text:p>
      <text:p text:style-name="P13"><text:tab/><text:tab/><text:tab/><text:tab/>字段名称<text:span text:style-name="T85">＿1:</text:span><text:span text:style-name="T75">常用摘要</text:span><text:span text:style-name="T85">　文本框</text:span></text:p>
      <text:p text:style-name="P12"/>
      <text:p text:style-name="P12"/>
      <text:p text:style-name="P12"/>
      <text:p text:style-name="P12"><text:tab/><text:tab/><text:span text:style-name="T25">导航名_</text:span><text:span text:style-name="T34">8</text:span><text:span text:style-name="T25">: </text:span><text:span text:style-name="T3">账户来源</text:span></text:p>
      <text:p text:style-name="P4"><text:tab/><text:tab/><text:tab/><text:span text:style-name="T9">功能名字_1:</text:span>列表 <text:s/>功能类型:网格 (有网格)</text:p>
      <text:p text:style-name="P4"><text:tab/><text:tab/><text:tab/><text:tab/><text:span text:style-name="T2">加上一个字段 ：id <text:s/>文本框 <text:s text:c="3"/>设置隐藏</text:span></text:p>
      <text:p text:style-name="P4"><text:tab/><text:tab/><text:tab/><text:tab/>字段名称_1:用户名称</text:p>
      <text:p text:style-name="P4"><text:tab/><text:tab/><text:tab/><text:tab/>字段名称_2:帐号</text:p>
      <text:p text:style-name="P4"><text:tab/><text:tab/><text:tab/><text:tab/>字段名称_<text:span text:style-name="T94">3</text:span>:一级科目名称</text:p>
      <text:p text:style-name="P4"><text:tab/><text:tab/><text:tab/><text:tab/>字段名称_<text:span text:style-name="T94">4</text:span>:二级科目名称</text:p>
      <text:p text:style-name="P8"><text:tab/><text:tab/><text:tab/><text:tab/>字段名称_<text:span text:style-name="T94">5</text:span>:三级科目名称</text:p>
      <text:p text:style-name="P10"><text:tab/><text:tab/><text:tab/><text:tab/>字段名称_<text:span text:style-name="T93">6</text:span>:开户行地址</text:p>
      <text:p text:style-name="P4"><text:tab/><text:tab/><text:tab/><text:tab/>字段名称_<text:span text:style-name="T92">7</text:span>:备注</text:p>
      <text:p text:style-name="P4"><text:tab/><text:tab/><text:tab/><text:tab/></text:p>
      <text:p text:style-name="P11"><text:soft-page-break/></text:p>
      <text:p text:style-name="P4"><text:tab/><text:tab/></text:p>
      <text:p text:style-name="P4"><text:tab/><text:tab/><text:tab/><text:span text:style-name="T9">功能名称_2:</text:span>添加 功能类型:编辑 </text:p>
      <text:p text:style-name="P4"><text:tab/><text:tab/><text:tab/><text:tab/>字段名称_1:用户名称<text:tab/><text:tab/>标签类型:文本框 必填</text:p>
      <text:p text:style-name="P4"><text:tab/><text:tab/><text:tab/><text:tab/>字段名称_2:帐号<text:tab/><text:tab/>标签类型:文本框 必填</text:p>
      <text:p text:style-name="P8"><text:tab/><text:tab/><text:tab/><text:tab/>字段名称_3:一级科目名称<text:tab/>标签类型:下拉框 必填 <text:s/>不可编辑</text:p>
      <text:p text:style-name="P6"><text:tab/><text:tab/><text:tab/><text:span text:style-name="T36">(展示一级科目名称把选中的一级科目对应的代码传给后台获取二级科目,三级科目)</text:span></text:p>
      <text:p text:style-name="P9"><text:tab/><text:tab/><text:tab/><text:tab/>字段名称_<text:span text:style-name="T93">4</text:span>:二级科目名称<text:tab/>标签类型:下拉框 必填 <text:s/>不可编辑</text:p>
      <text:p text:style-name="P9"><text:tab/><text:tab/><text:tab/><text:tab/>字段名称_<text:span text:style-name="T93">5</text:span>:三级科目名称<text:tab/>标签类型:下拉框 必填 <text:s/>不可编辑</text:p>
      <text:p text:style-name="P4"><text:tab/><text:tab/><text:tab/><text:tab/><text:bookmark-start text:name="__DdeLink__7479_6268325681"/>字段名称_<text:span text:style-name="T93">6</text:span>:开户行地址<text:tab/>标签类型:文本框 必填</text:p>
      <text:p text:style-name="P4"><text:tab/><text:tab/><text:tab/><text:tab/>字段名称_<text:span text:style-name="T93">7</text:span>:备注<text:tab/><text:tab/>标签类型:文本框 非必填<text:bookmark-end text:name="__DdeLink__7479_6268325681"/></text:p>
      <text:p text:style-name="P4"><text:tab/><text:tab/><text:tab/><text:tab/></text:p>
      <text:p text:style-name="P4"><text:tab/><text:tab/><text:tab/><text:tab/></text:p>
      <text:p text:style-name="P22"><text:tab/><text:tab/><text:tab/><text:span text:style-name="T9">功能名称_3</text:span>:编辑 功能类型:编辑</text:p>
      <text:p text:style-name="P2"><text:tab/><text:tab/><text:tab/><text:tab/>加上一个字段 ：id <text:s/>文本框 <text:s text:c="3"/>设置隐藏</text:p>
      <text:p text:style-name="P9"><text:tab/><text:tab/><text:tab/><text:tab/>字段名称_1:用户名称<text:tab/><text:tab/>标签类型:文本框 必填</text:p>
      <text:p text:style-name="P9"><text:tab/><text:tab/><text:tab/><text:tab/>字段名称_2:帐号<text:tab/><text:tab/>标签类型:文本框 必填</text:p>
      <text:p text:style-name="P9"><text:tab/><text:tab/><text:tab/><text:tab/>字段名称_3:一级科目名称<text:tab/>标签类型:下拉框 必填 <text:s/>不可编辑</text:p>
      <text:p text:style-name="P9"><text:tab/><text:tab/><text:tab/><text:span text:style-name="T36">(展示一级科目名称把选中的一级科目对应的代码传给后台获取二级科目,三级科目)</text:span></text:p>
      <text:p text:style-name="P9"><text:tab/><text:tab/><text:tab/><text:tab/>字段名称_<text:span text:style-name="T93">4</text:span>:二级科目名称<text:tab/>标签类型:下拉框 必填 <text:s/>不可编辑</text:p>
      <text:p text:style-name="P9"><text:tab/><text:tab/><text:tab/><text:tab/>字段名称_<text:span text:style-name="T93">5</text:span>:三级科目名称<text:tab/>标签类型:下拉框 必填 <text:s/>不可编辑</text:p>
      <text:p text:style-name="P9"><text:tab/><text:tab/><text:tab/><text:tab/><text:bookmark-start text:name="__DdeLink__7479_62683256812"/>字段名称_<text:span text:style-name="T93">6</text:span>:开户行地址<text:tab/>标签类型:文本框 必填</text:p>
      <text:p text:style-name="P9"><text:tab/><text:tab/><text:tab/><text:tab/>字段名称_<text:span text:style-name="T93">7</text:span>:备注<text:tab/><text:tab/>标签类型:文本框 非必填<text:bookmark-end text:name="__DdeLink__7479_62683256812"/></text:p>
      <text:p text:style-name="P4"/>
      <text:p text:style-name="P4"/>
      <text:p text:style-name="P4"><text:tab/><text:tab/><text:tab/><text:span text:style-name="T9">功能名称_</text:span><text:span text:style-name="T10">4</text:span>:删除 功能类型: 删除</text:p>
      <text:p text:style-name="P14"><text:tab/><text:tab/><text:tab/><text:tab/>温馨提示：确定删除这条数据么？</text:p>
      <text:p text:style-name="P12"><text:tab/><text:tab/><text:tab/></text:p>
      <text:p text:style-name="P12"><text:tab/><text:tab/><text:tab/><text:span text:style-name="T11">功能名称_</text:span><text:span text:style-name="T18">5</text:span><text:span text:style-name="T82">:导出 功能类型: 导出</text:span></text:p>
      <text:p text:style-name="P12"/>
      <text:p text:style-name="P12"/>
      <text:p text:style-name="P12"><text:s text:c="2"/><text:span text:style-name="T38">导航下拉名_</text:span><text:span text:style-name="T39">2</text:span><text:span text:style-name="T38">:财务初始化</text:span></text:p>
      <text:p text:style-name="P4"><text:tab/><text:tab/><text:span text:style-name="T23">导航名_1: </text:span><text:span text:style-name="T3">基本参数</text:span></text:p>
      <text:p text:style-name="P4"><text:tab/><text:tab/><text:tab/><text:span text:style-name="T9">功能名字_1:</text:span>列表 <text:s/>功能类型:网格 (有网格)</text:p>
      <text:p text:style-name="P4"><text:tab/><text:tab/><text:tab/><text:tab/><text:span text:style-name="T2">加上一个字段 ：id <text:s/>文本框 <text:s text:c="3"/>设置隐藏</text:span></text:p>
      <text:p text:style-name="P18"><text:span text:style-name="T41"><text:tab/><text:tab/><text:tab/><text:tab/>字段名称_1:</text:span><text:span text:style-name="T42">公司名称</text:span></text:p>
      <text:p text:style-name="P18"><text:span text:style-name="T41"><text:tab/><text:tab/><text:tab/><text:tab/>字段名称_2:</text:span><text:span text:style-name="T42">本位币</text:span></text:p>
      <text:p text:style-name="P18"><text:span text:style-name="T41"><text:tab/><text:tab/><text:tab/><text:tab/>字段名称_3:</text:span><text:span text:style-name="T42">会计制度</text:span></text:p>
      <text:p text:style-name="P18"><text:span text:style-name="T41"><text:tab/><text:tab/><text:tab/><text:tab/>字段名称_</text:span><text:span text:style-name="T63">4</text:span><text:span text:style-name="T41">:</text:span><text:span text:style-name="T42">会计期间</text:span></text:p>
      <text:p text:style-name="P18"><text:span text:style-name="T41"><text:tab/><text:tab/><text:tab/><text:tab/>字段名称_</text:span><text:span text:style-name="T63">5</text:span><text:span text:style-name="T41">:</text:span><text:span text:style-name="T42">会计期间对应时间</text:span></text:p>
      <text:p text:style-name="P18"><text:span text:style-name="T42"><text:tab/><text:tab/><text:tab/><text:tab/></text:span><text:span text:style-name="T43">字段名称_</text:span><text:span text:style-name="T50">6</text:span><text:span text:style-name="T43">:税</text:span><text:span text:style-name="T42">号</text:span></text:p>
      <text:p text:style-name="P18"><text:span text:style-name="T41"><text:tab/><text:tab/><text:tab/><text:tab/>字段名称_</text:span><text:span text:style-name="T64">7</text:span><text:span text:style-name="T41">:</text:span><text:span text:style-name="T43">电</text:span><text:span text:style-name="T42">话</text:span></text:p>
      <text:p text:style-name="P18"><text:span text:style-name="T41"><text:tab/><text:tab/><text:tab/><text:tab/>字段名称_</text:span><text:span text:style-name="T64">8</text:span><text:span text:style-name="T41">:</text:span><text:span text:style-name="T43">地</text:span><text:span text:style-name="T42">址</text:span></text:p>
      <text:p text:style-name="P18"><text:span text:style-name="T41"><text:tab/><text:tab/><text:tab/><text:tab/>字段名称_</text:span><text:span text:style-name="T64">9</text:span><text:span text:style-name="T41">:</text:span><text:span text:style-name="T43">开</text:span><text:span text:style-name="T42">户银行</text:span></text:p>
      <text:p text:style-name="P18"><text:span text:style-name="T43"><text:tab/><text:tab/><text:tab/><text:tab/>字段名称_</text:span><text:span text:style-name="T50">10</text:span><text:span text:style-name="T43">:银</text:span><text:span text:style-name="T42">行账号</text:span></text:p>
      <text:p text:style-name="P18"><text:span text:style-name="T41"><text:tab/><text:tab/><text:tab/><text:tab/></text:span><text:span text:style-name="T43">字段名称_</text:span><text:span text:style-name="T50">11</text:span><text:span text:style-name="T43">:</text:span><text:span text:style-name="T42">公司规模形式</text:span></text:p>
      <text:p text:style-name="P18"><text:span text:style-name="T42"><text:tab/><text:tab/><text:tab/><text:tab/></text:span><text:span text:style-name="T43">字段名称_</text:span><text:span text:style-name="T50">12</text:span><text:span text:style-name="T43">:备注</text:span></text:p>
      <text:p text:style-name="P4"><text:tab/><text:tab/></text:p>
      <text:p text:style-name="P4"><text:tab/><text:tab/><text:tab/><text:span text:style-name="T9">功能名称_2:</text:span>添加 功能类型:编辑 </text:p>
      <text:p text:style-name="P4"><text:tab/><text:tab/><text:tab/><text:tab/>段名称_1:<text:span text:style-name="T67">公司名称<text:tab/><text:tab/>标签类型:下拉框 必填 <text:s/>不可编辑</text:span></text:p>
      <text:p text:style-name="P18"><text:span text:style-name="T41"><text:tab/><text:tab/><text:tab/><text:tab/>字段名称_2:</text:span><text:span text:style-name="T42">本位币<text:tab/><text:tab/></text:span><text:span text:style-name="T43">标签类型:文本框 必填</text:span></text:p>
      <text:p text:style-name="P18"><text:span text:style-name="T41"><text:tab/><text:tab/><text:tab/><text:tab/>字段名称_3:</text:span><text:span text:style-name="T42">会计制度<text:tab/><text:tab/></text:span><text:span text:style-name="T43">标签类型:</text:span><text:span text:style-name="T50">下拉</text:span><text:span text:style-name="T43">框 必填<text:tab/>不可编辑</text:span></text:p>
      <text:p text:style-name="P18"><text:soft-page-break/><text:span text:style-name="T43"><text:tab/><text:tab/><text:tab/><text:tab/></text:span><text:span text:style-name="T50">(小</text:span><text:span text:style-name="T42">企业会计制度/</text:span><text:span text:style-name="T50">企</text:span><text:span text:style-name="T42">业会计制度/</text:span><text:span text:style-name="T87">小</text:span><text:span text:style-name="T86">企业会计准则</text:span><text:span text:style-name="T50">)</text:span></text:p>
      <text:p text:style-name="P18"><text:span text:style-name="T41"><text:tab/><text:tab/><text:tab/><text:tab/>字段名称_</text:span><text:span text:style-name="T63">4</text:span><text:span text:style-name="T41">:</text:span><text:span text:style-name="T42">会计期间<text:tab/><text:tab/></text:span><text:span text:style-name="T43">标签类型:</text:span><text:span text:style-name="T51">下拉</text:span><text:span text:style-name="T43">框 必填<text:tab/>不可编辑</text:span></text:p>
      <text:p text:style-name="P18"><text:span text:style-name="T43"><text:tab/><text:tab/></text:span><text:span text:style-name="T50">(会计期间界定方式</text:span><text:span text:style-name="T51">/会</text:span><text:span text:style-name="T50">计年度启用日期</text:span><text:span text:style-name="T51">/账</text:span><text:span text:style-name="T50">套会计期间启用日期</text:span><text:span text:style-name="T51">/账</text:span><text:span text:style-name="T50">套会计启用日期)</text:span></text:p>
      <text:p text:style-name="P18"><text:span text:style-name="T50"><text:tab/><text:tab/></text:span><text:span text:style-name="T51">(前端判断一下如果用户选中</text:span><text:span text:style-name="T53">会计期间界定方式</text:span><text:span text:style-name="T55">那么下方的对应时间就回显为</text:span><text:span text:style-name="T58">自然月份</text:span></text:p>
      <text:p text:style-name="P19"><text:span text:style-name="T55"><text:tab/><text:tab/>如果选中的是</text:span><text:span text:style-name="T59">会计年度启用时间</text:span><text:span text:style-name="T55">那么下方对应时间就回显</text:span><text:span text:style-name="T58">1月1日</text:span><text:span text:style-name="T55"> 其他的就不回显让用</text:span><text:span text:style-name="T56"><text:tab/><text:tab/><text:tab/></text:span><text:span text:style-name="T55">户自己选择时间</text:span><text:span text:style-name="T50">)</text:span></text:p>
      <text:p text:style-name="P18"><text:span text:style-name="T41"><text:tab/><text:tab/><text:tab/><text:tab/>字段名称_</text:span><text:span text:style-name="T63">5</text:span><text:span text:style-name="T41">:</text:span><text:span text:style-name="T42">会计期间对应时间<text:tab/></text:span><text:span text:style-name="T43">标签类型:时间框 必填</text:span></text:p>
      <text:p text:style-name="P4"/>
      <text:p text:style-name="P4"><text:tab/><text:tab/><text:tab/><text:tab/></text:p>
      <text:p text:style-name="P4"><text:tab/><text:tab/><text:tab/><text:tab/></text:p>
      <text:p text:style-name="P22"><text:tab/><text:tab/><text:tab/><text:span text:style-name="T9">功能名称_3</text:span>:编辑 功能类型:编辑</text:p>
      <text:p text:style-name="P2"><text:tab/><text:tab/><text:tab/><text:tab/>加上一个字段 ：id <text:s/>文本框 <text:s text:c="3"/>设置隐藏</text:p>
      <text:p text:style-name="P4"><text:tab/><text:tab/><text:tab/><text:tab/>段名称_1:<text:span text:style-name="T67">公司名称<text:tab/><text:tab/><text:tab/>标签类型:下拉框 必填 <text:s/>不可编辑</text:span></text:p>
      <text:p text:style-name="P18"><text:span text:style-name="T41"><text:tab/><text:tab/><text:tab/><text:tab/>字段名称_2:</text:span><text:span text:style-name="T42">本位币<text:tab/><text:tab/><text:tab/></text:span><text:span text:style-name="T43">标签类型:文本框 必填</text:span></text:p>
      <text:p text:style-name="P18"><text:span text:style-name="T41"><text:tab/><text:tab/><text:tab/><text:tab/>字段名称_3:</text:span><text:span text:style-name="T42">会计制度<text:tab/><text:tab/><text:tab/></text:span><text:span text:style-name="T43">标签类型:</text:span><text:span text:style-name="T50">下拉</text:span><text:span text:style-name="T43">框 必填</text:span></text:p>
      <text:p text:style-name="P18"><text:span text:style-name="T43"><text:tab/><text:tab/><text:tab/><text:tab/></text:span><text:span text:style-name="T50">(小</text:span><text:span text:style-name="T42">企业会计制度/</text:span><text:span text:style-name="T50">企</text:span><text:span text:style-name="T42">业会计制度/</text:span><text:span text:style-name="T87">小</text:span><text:span text:style-name="T86">企业会计准则</text:span><text:span text:style-name="T50">)</text:span></text:p>
      <text:p text:style-name="P18"><text:span text:style-name="T41"><text:tab/><text:tab/><text:tab/><text:tab/>字段名称_</text:span><text:span text:style-name="T63">4</text:span><text:span text:style-name="T41">:</text:span><text:span text:style-name="T42">会计期间<text:tab/><text:tab/><text:tab/></text:span><text:span text:style-name="T43">标签类型:</text:span><text:span text:style-name="T51">下拉</text:span><text:span text:style-name="T43">框 必填</text:span></text:p>
      <text:p text:style-name="P18"><text:span text:style-name="T43"><text:tab/><text:tab/></text:span><text:span text:style-name="T50">(会</text:span><text:span text:style-name="T42">计期间界定方式</text:span><text:span text:style-name="T51">/会</text:span><text:span text:style-name="T42">计年度启用日期</text:span><text:span text:style-name="T51">/账</text:span><text:span text:style-name="T42">套会计期间启用日期</text:span><text:span text:style-name="T51">/账</text:span><text:span text:style-name="T42">套会计启用日期</text:span><text:span text:style-name="T50">)</text:span></text:p>
      <text:p text:style-name="P18"><text:span text:style-name="T50"><text:tab/><text:tab/></text:span><text:span text:style-name="T51">(前端判断一下如果用户选中</text:span><text:span text:style-name="T53">会计期间界定方式</text:span><text:span text:style-name="T55">那么下方的对应时间就回显为</text:span><text:span text:style-name="T58">自然月份</text:span></text:p>
      <text:p text:style-name="P18"><text:span text:style-name="T55"><text:tab/><text:tab/>如果选中的是</text:span><text:span text:style-name="T59">会计年度启用时间</text:span><text:span text:style-name="T55">那么下方对应时间就回显</text:span><text:span text:style-name="T58">1月1日</text:span><text:span text:style-name="T55"> 其他的就不回显让用<text:tab/><text:tab/><text:tab/>户自己选择时间</text:span>)</text:p>
      <text:p text:style-name="P18"><text:span text:style-name="T41"><text:tab/><text:tab/><text:tab/><text:tab/>字段名称_</text:span><text:span text:style-name="T63">5</text:span><text:span text:style-name="T41">:</text:span><text:span text:style-name="T42">会计期间对应时间<text:tab/></text:span><text:span text:style-name="T43">标签类型:时间框 必填</text:span></text:p>
      <text:p text:style-name="P18"><text:span text:style-name="T42"><text:tab/><text:tab/><text:tab/><text:tab/></text:span><text:span text:style-name="T43">字段名称_</text:span><text:span text:style-name="T50">6</text:span><text:span text:style-name="T43">:税</text:span><text:span text:style-name="T42">号<text:tab/><text:tab/><text:tab/><text:tab/><text:tab/></text:span><text:span text:style-name="T43">标签类型:文本框 必填</text:span></text:p>
      <text:p text:style-name="P18"><text:span text:style-name="T41"><text:tab/><text:tab/><text:tab/><text:tab/>字段名称_</text:span><text:span text:style-name="T64">7</text:span><text:span text:style-name="T41">:</text:span><text:span text:style-name="T43">电</text:span><text:span text:style-name="T42">话<text:tab/><text:tab/><text:tab/><text:tab/><text:tab/></text:span><text:span text:style-name="T43">标签类型:文本框 必填</text:span></text:p>
      <text:p text:style-name="P18"><text:span text:style-name="T41"><text:tab/><text:tab/><text:tab/><text:tab/>字段名称_</text:span><text:span text:style-name="T64">8</text:span><text:span text:style-name="T41">:</text:span><text:span text:style-name="T43">地</text:span><text:span text:style-name="T42">址<text:tab/><text:tab/><text:tab/><text:tab/><text:tab/></text:span><text:span text:style-name="T43">标签类型:文本框 必填</text:span></text:p>
      <text:p text:style-name="P18"><text:span text:style-name="T41"><text:tab/><text:tab/><text:tab/><text:tab/>字段名称_</text:span><text:span text:style-name="T64">9</text:span><text:span text:style-name="T41">:</text:span><text:span text:style-name="T43">开</text:span><text:span text:style-name="T42">户银行<text:tab/><text:tab/><text:tab/></text:span><text:span text:style-name="T43">标签类型:文本框 必填</text:span></text:p>
      <text:p text:style-name="P18"><text:span text:style-name="T43"><text:tab/><text:tab/><text:tab/><text:tab/>字段名称_</text:span><text:span text:style-name="T50">10</text:span><text:span text:style-name="T43">:银</text:span><text:span text:style-name="T42">行账号<text:tab/><text:tab/><text:tab/></text:span><text:span text:style-name="T43">标签类型:文本框 必填</text:span></text:p>
      <text:p text:style-name="P18"><text:span text:style-name="T41"><text:tab/><text:tab/><text:tab/><text:tab/></text:span><text:span text:style-name="T43">字段名称_</text:span><text:span text:style-name="T50">11</text:span><text:span text:style-name="T43">:</text:span><text:span text:style-name="T42">公司规模形式<text:tab/><text:tab/></text:span><text:span text:style-name="T43">标签类型:文本框 必填</text:span></text:p>
      <text:p text:style-name="P4"><text:span text:style-name="T67"><text:tab/><text:tab/><text:tab/><text:tab/>字段名称_</text:span><text:span text:style-name="T73">12</text:span><text:span text:style-name="T67">:备注<text:tab/><text:tab/><text:tab/><text:tab/>标签类型:文本框 必填</text:span></text:p>
      <text:p text:style-name="P4"/>
      <text:p text:style-name="P4"/>
      <text:p text:style-name="P4"><text:tab/><text:tab/><text:tab/><text:span text:style-name="T9">功能名称_</text:span><text:span text:style-name="T10">4</text:span>:删除 功能类型: 删除</text:p>
      <text:p text:style-name="P14"><text:tab/><text:tab/><text:tab/><text:tab/>温馨提示：确定删除这条数据么？</text:p>
      <text:p text:style-name="P14"><text:tab/><text:tab/><text:tab/></text:p>
      <text:p text:style-name="P14"><text:tab/><text:tab/><text:tab/><text:span text:style-name="T9">功能名称_</text:span><text:span text:style-name="T19">５</text:span>:搜索 功能类型: 搜索</text:p>
      <text:p text:style-name="P14"><text:tab/><text:tab/><text:tab/><text:tab/>字段名称_<text:span text:style-name="T88">1:公司名称　标签类型:文本框</text:span></text:p>
      <text:p text:style-name="P14"><text:tab/></text:p>
      <text:p text:style-name="P14"><text:tab/><text:tab/><text:span text:style-name="T23">导航名_</text:span><text:span text:style-name="T24">2</text:span><text:span text:style-name="T23">: </text:span><text:span text:style-name="T3">初始数据录入</text:span></text:p>
      <text:p text:style-name="P4"><text:tab/><text:tab/><text:tab/><text:span text:style-name="T9">功能名字_1:</text:span>列表 <text:s/>功能类型:网格 (有网格)</text:p>
      <text:p text:style-name="P4"><text:tab/><text:tab/><text:tab/><text:tab/><text:span text:style-name="T2">加上一个字段 ：id <text:s/>文本框 <text:s text:c="3"/>设置隐藏</text:span></text:p>
      <text:p text:style-name="P4"><text:tab/><text:tab/><text:tab/><text:tab/>字段名称_1:代码</text:p>
      <text:p text:style-name="P18"><text:span text:style-name="T41"><text:tab/><text:tab/><text:tab/><text:tab/>字段名称_2:</text:span><text:span text:style-name="T42">会计科目名称</text:span></text:p>
      <text:p text:style-name="P18"><text:span text:style-name="T41"><text:tab/><text:tab/><text:tab/><text:tab/>字段名称_3:</text:span><text:span text:style-name="T42">本年借方累计数</text:span></text:p>
      <text:p text:style-name="P18"><text:span text:style-name="T41"><text:tab/><text:tab/><text:tab/><text:tab/>字段名称_</text:span><text:span text:style-name="T63">4</text:span><text:span text:style-name="T41">:</text:span><text:span text:style-name="T42">本年贷方累计数</text:span></text:p>
      <text:p text:style-name="P18"><text:span text:style-name="T41"><text:tab/><text:tab/><text:tab/><text:tab/>字段名称_</text:span><text:span text:style-name="T63">5</text:span><text:span text:style-name="T41">:</text:span><text:span text:style-name="T42">方向（借</text:span><text:span text:style-name="T60">/</text:span><text:span text:style-name="T42">贷）</text:span></text:p>
      <text:p text:style-name="P18"><text:span text:style-name="T41"><text:tab/><text:tab/><text:tab/><text:tab/>字段名称_</text:span><text:span text:style-name="T65">6</text:span><text:span text:style-name="T41">:</text:span><text:span text:style-name="T42">期初余额</text:span></text:p>
      <text:p text:style-name="P18"><text:span text:style-name="T41"><text:tab/><text:tab/><text:tab/><text:tab/>字段名称_</text:span><text:span text:style-name="T65">7</text:span><text:span text:style-name="T41">:</text:span><text:span text:style-name="T43">本</text:span><text:span text:style-name="T42">年损益类累计数</text:span></text:p>
      <text:p text:style-name="P4"><text:soft-page-break/></text:p>
      <text:p text:style-name="P4"><text:tab/><text:tab/><text:tab/><text:tab/></text:p>
      <text:p text:style-name="P4"><text:tab/><text:tab/><text:tab/><text:tab/></text:p>
      <text:p text:style-name="P22"><text:tab/><text:tab/><text:tab/><text:span text:style-name="T9">功能名称_</text:span><text:span text:style-name="T20">2</text:span>:编辑 功能类型:编辑</text:p>
      <text:p text:style-name="P2"><text:tab/><text:tab/><text:tab/><text:tab/>加上一个字段 ：id <text:s/>文本框 <text:s text:c="3"/>设置隐藏</text:p>
      <text:p text:style-name="P3"><text:tab/><text:tab/><text:tab/><text:tab/><text:span text:style-name="T82">字段名称_1:代码 <text:s text:c="3"/>标签类型:文本框(只读) 必填</text:span></text:p>
      <text:p text:style-name="P3"><text:span text:style-name="T82"><text:tab/><text:tab/><text:tab/><text:tab/>字段名称_2:</text:span><text:span text:style-name="T76">会计科目名称 <text:s/></text:span><text:span text:style-name="T79"><text:s/>标签类型:文本框(只读) <text:s/>必填</text:span></text:p>
      <text:p text:style-name="P3"><text:span text:style-name="T76"><text:tab/><text:tab/><text:tab/><text:tab/></text:span><text:span text:style-name="T77">字段名称_</text:span><text:span text:style-name="T78">3</text:span><text:span text:style-name="T77">:</text:span><text:span text:style-name="T76">方向 <text:s/></text:span><text:span text:style-name="T79"><text:s/>标签类型:文本框(只读) <text:s/>必填</text:span></text:p>
      <text:p text:style-name="P5"><text:tab/><text:tab/><text:tab/><text:tab/>字段名称_<text:span text:style-name="T90">4</text:span>:<text:span text:style-name="T67">本年借方累计数 <text:s/></text:span><text:span text:style-name="T7"><text:s/>标签类型:数字框 <text:s/>必填</text:span></text:p>
      <text:p text:style-name="P20"><text:span text:style-name="T41"><text:tab/><text:tab/><text:tab/><text:tab/>字段名称_</text:span><text:span text:style-name="T66">5</text:span><text:span text:style-name="T41">:</text:span><text:span text:style-name="T42">本年贷方累计数 <text:s text:c="2"/></text:span><text:span text:style-name="T5"><text:s/>标签类型:数字框 <text:s/>必填</text:span></text:p>
      <text:p text:style-name="P20"><text:span text:style-name="T41"><text:tab/><text:tab/><text:tab/><text:tab/>字段名称_</text:span><text:span text:style-name="T66">6</text:span><text:span text:style-name="T41">:</text:span><text:span text:style-name="T42">期初余额 <text:s text:c="7"/></text:span><text:span text:style-name="T5"><text:s/>标签类型:数字框 <text:s/>必填</text:span></text:p>
      <text:p text:style-name="P5"><text:tab/><text:tab/><text:tab/><text:tab/>字段名称_<text:span text:style-name="T90">7</text:span>:<text:span text:style-name="T67">本年损益类累计数 <text:s/></text:span><text:span text:style-name="T7"><text:s/>标签类型:数字框 <text:s/>必填</text:span></text:p>
      <text:p text:style-name="P16"><text:tab/><text:tab/><text:tab/></text:p>
      <text:p text:style-name="P4"><text:span text:style-name="T67"><text:tab/><text:tab/><text:tab/></text:span><text:span text:style-name="T13">功能名称_</text:span><text:span text:style-name="T16">３</text:span><text:span text:style-name="T67">:试算平衡 功能类型:</text:span></text:p>
      <text:p text:style-name="P15"><text:span text:style-name="T1"><text:tab/><text:tab/><text:tab/><text:tab/></text:span><text:span text:style-name="T6">弹出框提示内容</text:span></text:p>
      <text:p text:style-name="P15"><text:span text:style-name="T6"><text:tab/><text:tab/><text:tab/><text:tab/></text:span><text:span text:style-name="T8">(前端需要把且后面换行)</text:span></text:p>
      <text:p text:style-name="P12"/>
      <text:p text:style-name="P12"><text:tab/></text:p>
      <text:p text:style-name="P12"/>
      <text:p text:style-name="P22">导航下拉名_<text:span text:style-name="T89">3</text:span>:权限设置（以后所有的模块都一样的，请前端和ui悉知）</text:p>
      <text:p text:style-name="P4"><text:tab/><text:tab/>导航名_1:设置</text:p>
      <text:p text:style-name="P4"><text:tab/><text:tab/><text:tab/><text:span text:style-name="T9">功能名字_1:</text:span>列表 <text:s/>功能类型:网格 (有网格)</text:p>
      <text:p text:style-name="P4"><text:tab/><text:tab/><text:tab/><text:tab/><text:span text:style-name="T2">加上一个字段 ：id <text:s/>文本框 <text:s text:c="3"/>设置隐藏</text:span></text:p>
      <text:p text:style-name="P4"><text:tab/><text:tab/><text:tab/><text:tab/>字段名称_1:描述</text:p>
      <text:p text:style-name="P4"><text:tab/><text:tab/><text:tab/><text:tab/>字段名称_<text:span text:style-name="T89">2</text:span>:类型</text:p>
      <text:p text:style-name="P4"><text:tab/><text:tab/><text:tab/><text:tab/>字段名称_<text:span text:style-name="T89">3</text:span>:操作对象范围</text:p>
      <text:p text:style-name="P4"><text:tab/><text:tab/><text:tab/><text:span text:style-name="T9">功能名字_</text:span><text:span text:style-name="T21">2</text:span><text:span text:style-name="T9">:修改设置</text:span> <text:s/>功能类型:编辑</text:p>
      <text:p text:style-name="P4"><text:tab/><text:tab/><text:tab/><text:tab/><text:span text:style-name="T2">加上一个字段 ：id <text:s/>文本框 <text:s text:c="3"/>设置隐藏</text:span></text:p>
      <text:p text:style-name="P4"><text:tab/><text:tab/><text:tab/><text:tab/>字段名称_1:描述</text:p>
      <text:p text:style-name="P26"><text:tab/><text:tab/><text:tab/><text:tab/>字段名称_2:操作对象范围</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ce style:name="Liberation Mono" svg:font-family="'Liberation Mono'" style:font-family-generic="modern" style:font-pitch="fixed"/>
    <style:font-face style:name="Nimbus Mono L" svg:font-family="'Nimbus Mono L'" style:font-family-generic="modern" style:font-pitch="fixed"/>
    <style:font-face style:name="Cantarell" svg:font-family="Cantarell" style:font-family-generic="roman" style:font-pitch="variable"/>
    <style:font-face style:name="Liberation Serif" svg:font-family="'Liberation Serif'" style:font-family-generic="roman" style:font-pitch="variable"/>
    <style:font-face style:name="宋体" svg:font-family="宋体" style:font-family-generic="roman" style:font-pitch="variable"/>
    <style:font-face style:name="思源黑体 CN Regular" svg:font-family="'思源黑体 CN 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思源黑体 CN Regular1" svg:font-family="'思源黑体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思源黑体 CN Regular1"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思源黑体 CN Regular1"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思源黑体 CN Regular1" style:font-family-asian="'思源黑体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4:01:58.887816031</meta:creation-date>
    <dc:date>2017-10-23T17:21:43.272539735</dc:date>
    <meta:editing-duration>P2DT20H23M35S</meta:editing-duration>
    <meta:editing-cycles>458</meta:editing-cycles>
    <meta:generator>LibreOffice/5.1.3.2$Linux_X86_64 LibreOffice_project/10$Build-2</meta:generator>
    <meta:document-statistic meta:table-count="0" meta:image-count="0" meta:object-count="0" meta:page-count="8" meta:paragraph-count="325" meta:word-count="4946" meta:character-count="7079" meta:non-whitespace-character-count="5302"/>
  </office:meta>
</office:document-meta>
</file>